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officeooo:paragraph-rsid="400064b8" style:font-name-asian="Liberation Serif"/>
    </style:style>
    <style:style style:name="P2" style:family="paragraph" style:parent-style-name="Standard" style:list-style-name="L1">
      <style:text-properties fo:color="#333333" style:font-name="Liberation Serif" officeooo:paragraph-rsid="404319d1" style:font-name-asian="Liberation Serif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404319d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407d3171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d9553ce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70967f" officeooo:paragraph-rsid="40453835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a06a70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453835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4043448b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daa1050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ed6674c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ee0ff3c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f2b5203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f2b5203" officeooo:paragraph-rsid="408bd750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f2b5203" officeooo:paragraph-rsid="4084bb25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f2b5203" officeooo:paragraph-rsid="408caa25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f2b5203" officeooo:paragraph-rsid="408f1c47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d502999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7ae57b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5e0a5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5ea63b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6c217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4bb8e8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4db48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4ee88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54baf8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71254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576450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58b409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77270a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3fcaa8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9119e6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0eb32a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f5968ea" officeooo:paragraph-rsid="4021f144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91a8bd4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1fb509c7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00bf7c3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f9fd73b" officeooo:paragraph-rsid="400064b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5968ea" officeooo:paragraph-rsid="40006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91a8bd4" officeooo:paragraph-rsid="40006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a7b64f" officeooo:paragraph-rsid="40006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7d821a5" officeooo:paragraph-rsid="404154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7d821a5" officeooo:paragraph-rsid="409d31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2b5203" officeooo:paragraph-rsid="40006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0345e68" officeooo:paragraph-rsid="40006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f1e24c" officeooo:paragraph-rsid="40006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84334" officeooo:paragraph-rsid="401e86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84334" officeooo:paragraph-rsid="402025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84334" officeooo:paragraph-rsid="4014f0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484334" officeooo:paragraph-rsid="4014f9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9bb035" officeooo:paragraph-rsid="4021f1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968ea" officeooo:paragraph-rsid="409d31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4046b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40478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4047a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404ad2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40493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40a79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cbd01" officeooo:paragraph-rsid="40acb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1d9bb035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1f5968ea" officeooo:paragraph-rsid="4072a82d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1f5968ea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1d9bb035" officeooo:paragraph-rsid="400064b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1e6cb1db"/>
    </style:style>
    <style:style style:name="T3" style:family="text">
      <style:text-properties style:text-underline-style="solid" style:text-underline-width="auto" style:text-underline-color="font-color" officeooo:rsid="1f75ef7f"/>
    </style:style>
    <style:style style:name="T4" style:family="text">
      <style:text-properties style:font-name="標楷體1"/>
    </style:style>
    <style:style style:name="T5" style:family="text">
      <style:text-properties style:font-name="標楷體1" officeooo:rsid="1d9553ce"/>
    </style:style>
    <style:style style:name="T6" style:family="text">
      <style:text-properties style:font-name="標楷體1" officeooo:rsid="1d73386b"/>
    </style:style>
    <style:style style:name="T7" style:family="text">
      <style:text-properties style:font-name="標楷體1" officeooo:rsid="1d77ede5"/>
    </style:style>
    <style:style style:name="T8" style:family="text">
      <style:text-properties style:font-name="標楷體1" officeooo:rsid="1dce5a8c"/>
    </style:style>
    <style:style style:name="T9" style:family="text">
      <style:text-properties style:font-name="標楷體1" officeooo:rsid="1e149876"/>
    </style:style>
    <style:style style:name="T10" style:family="text">
      <style:text-properties style:font-name="標楷體1" style:text-underline-style="solid" style:text-underline-width="auto" style:text-underline-color="font-color"/>
    </style:style>
    <style:style style:name="T11" style:family="text">
      <style:text-properties style:font-name="標楷體1" style:text-underline-style="solid" style:text-underline-width="auto" style:text-underline-color="font-color" officeooo:rsid="0a7edee9"/>
    </style:style>
    <style:style style:name="T12" style:family="text">
      <style:text-properties style:font-name="標楷體1" officeooo:rsid="0a7edee9"/>
    </style:style>
    <style:style style:name="T13" style:family="text">
      <style:text-properties style:font-name="標楷體1" officeooo:rsid="1e4bd0b0"/>
    </style:style>
    <style:style style:name="T14" style:family="text">
      <style:text-properties style:font-name="標楷體1" officeooo:rsid="1e7f952c"/>
    </style:style>
    <style:style style:name="T15" style:family="text">
      <style:text-properties style:font-name="標楷體1" officeooo:rsid="1e2676ed"/>
    </style:style>
    <style:style style:name="T16" style:family="text">
      <style:text-properties style:font-name="標楷體1" officeooo:rsid="1e8202ce"/>
    </style:style>
    <style:style style:name="T17" style:family="text">
      <style:text-properties style:font-name="標楷體1" officeooo:rsid="1e0491ca"/>
    </style:style>
    <style:style style:name="T18" style:family="text">
      <style:text-properties style:font-name="標楷體1" officeooo:rsid="1e2ad9b3"/>
    </style:style>
    <style:style style:name="T19" style:family="text">
      <style:text-properties style:font-name="標楷體1" officeooo:rsid="17cb7444"/>
    </style:style>
    <style:style style:name="T20" style:family="text">
      <style:text-properties style:font-name="標楷體1" officeooo:rsid="2b6f314a"/>
    </style:style>
    <style:style style:name="T21" style:family="text">
      <style:text-properties style:font-name="標楷體1" officeooo:rsid="2e6d9e00"/>
    </style:style>
    <style:style style:name="T22" style:family="text">
      <style:text-properties style:font-name="標楷體1" officeooo:rsid="1ec0176a"/>
    </style:style>
    <style:style style:name="T23" style:family="text">
      <style:text-properties style:font-name="標楷體1" officeooo:rsid="1e3a859e"/>
    </style:style>
    <style:style style:name="T24" style:family="text">
      <style:text-properties style:font-name="標楷體1" officeooo:rsid="1f0ee2c1"/>
    </style:style>
    <style:style style:name="T25" style:family="text">
      <style:text-properties style:font-name="標楷體1" officeooo:rsid="1f714bc6"/>
    </style:style>
    <style:style style:name="T26" style:family="text">
      <style:text-properties style:font-name="標楷體1" officeooo:rsid="1f82c048"/>
    </style:style>
    <style:style style:name="T27" style:family="text">
      <style:text-properties style:font-name="標楷體1" officeooo:rsid="1f9fd73b" style:font-name-complex="標楷體"/>
    </style:style>
    <style:style style:name="T28" style:family="text">
      <style:text-properties style:font-name="標楷體1" officeooo:rsid="1e9d64a3" style:font-name-asian="標楷體1"/>
    </style:style>
    <style:style style:name="T29" style:family="text">
      <style:text-properties style:font-name="標楷體1" officeooo:rsid="1e9d64a3"/>
    </style:style>
    <style:style style:name="T30" style:family="text">
      <style:text-properties style:font-name="標楷體1" officeooo:rsid="40a79c5b"/>
    </style:style>
    <style:style style:name="T31" style:family="text">
      <style:text-properties fo:color="#050505" style:font-name-complex="標楷體"/>
    </style:style>
    <style:style style:name="T32" style:family="text">
      <style:text-properties fo:color="#050505" style:text-outline="false" style:text-line-through-style="none" style:text-line-through-type="none" style:text-position="0% 100%" fo:font-style="normal" fo:text-shadow="none" officeooo:rsid="3a67a5c9" style:font-style-asian="normal" style:font-name-complex="標楷體" style:text-emphasize="none"/>
    </style:style>
    <style:style style:name="T33" style:family="text">
      <style:text-properties fo:color="#050505" officeooo:rsid="1e6cb1db"/>
    </style:style>
    <style:style style:name="T34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fo:font-size="17pt" style:text-underline-style="none" fo:font-weight="bold" officeooo:rsid="1d484334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fo:font-size="17pt" style:text-underline-style="none" fo:font-weight="bold" officeooo:rsid="1dae1a07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fo:font-size="17pt" style:text-underline-style="none" fo:font-weight="bold" officeooo:rsid="1d502999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officeooo:rsid="1d502999"/>
    </style:style>
    <style:style style:name="T39" style:family="text">
      <style:text-properties officeooo:rsid="1df070f3"/>
    </style:style>
    <style:style style:name="T40" style:family="text">
      <style:text-properties officeooo:rsid="1d4c8afb"/>
    </style:style>
    <style:style style:name="T41" style:family="text">
      <style:text-properties officeooo:rsid="1d625ab5"/>
    </style:style>
    <style:style style:name="T42" style:family="text">
      <style:text-properties officeooo:rsid="1dc81e38"/>
    </style:style>
    <style:style style:name="T43" style:family="text">
      <style:text-properties officeooo:rsid="1d9cc98c"/>
    </style:style>
    <style:style style:name="T44" style:family="text">
      <style:text-properties officeooo:rsid="1db3d2bc"/>
    </style:style>
    <style:style style:name="T45" style:family="text">
      <style:text-properties officeooo:rsid="1d9fb536"/>
    </style:style>
    <style:style style:name="T46" style:family="text">
      <style:text-properties officeooo:rsid="1da1c399"/>
    </style:style>
    <style:style style:name="T47" style:family="text">
      <style:text-properties officeooo:rsid="1da372e7"/>
    </style:style>
    <style:style style:name="T48" style:family="text">
      <style:text-properties officeooo:rsid="1daa1050"/>
    </style:style>
    <style:style style:name="T49" style:family="text">
      <style:text-properties officeooo:rsid="1dc48330"/>
    </style:style>
    <style:style style:name="T50" style:family="text">
      <style:text-properties officeooo:rsid="1dc4bffd"/>
    </style:style>
    <style:style style:name="T51" style:family="text">
      <style:text-properties officeooo:rsid="1da84d4e"/>
    </style:style>
    <style:style style:name="T52" style:family="text">
      <style:text-properties officeooo:rsid="1dce5a8c"/>
    </style:style>
    <style:style style:name="T53" style:family="text">
      <style:text-properties officeooo:rsid="1dd6c501"/>
    </style:style>
    <style:style style:name="T54" style:family="text">
      <style:text-properties officeooo:rsid="1dd72af2"/>
    </style:style>
    <style:style style:name="T55" style:family="text">
      <style:text-properties officeooo:rsid="1df7a400"/>
    </style:style>
    <style:style style:name="T56" style:family="text">
      <style:text-properties officeooo:rsid="1df8c33d"/>
    </style:style>
    <style:style style:name="T57" style:family="text">
      <style:text-properties officeooo:rsid="1defc6e5"/>
    </style:style>
    <style:style style:name="T58" style:family="text">
      <style:text-properties officeooo:rsid="1e02c669"/>
    </style:style>
    <style:style style:name="T59" style:family="text">
      <style:text-properties officeooo:rsid="1dfa82a6"/>
    </style:style>
    <style:style style:name="T60" style:family="text">
      <style:text-properties officeooo:rsid="1e03c153"/>
    </style:style>
    <style:style style:name="T61" style:family="text">
      <style:text-properties officeooo:rsid="1e149876"/>
    </style:style>
    <style:style style:name="T62" style:family="text">
      <style:text-properties officeooo:rsid="1e150392"/>
    </style:style>
    <style:style style:name="T63" style:family="text">
      <style:text-properties officeooo:rsid="1e098681"/>
    </style:style>
    <style:style style:name="T64" style:family="text">
      <style:text-properties officeooo:rsid="1e09c5d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1e1c43d3"/>
    </style:style>
    <style:style style:name="T67" style:family="text">
      <style:text-properties officeooo:rsid="1e202792"/>
    </style:style>
    <style:style style:name="T68" style:family="text">
      <style:text-properties officeooo:rsid="1e21be68"/>
    </style:style>
    <style:style style:name="T69" style:family="text">
      <style:text-properties officeooo:rsid="1e23b34f"/>
    </style:style>
    <style:style style:name="T70" style:family="text">
      <style:text-properties officeooo:rsid="1e276588"/>
    </style:style>
    <style:style style:name="T71" style:family="text">
      <style:text-properties officeooo:rsid="1e2da395"/>
    </style:style>
    <style:style style:name="T72" style:family="text">
      <style:text-properties officeooo:rsid="1e2dc7dd"/>
    </style:style>
    <style:style style:name="T73" style:family="text">
      <style:text-properties officeooo:rsid="1e389759"/>
    </style:style>
    <style:style style:name="T74" style:family="text">
      <style:text-properties officeooo:rsid="1e4140e6"/>
    </style:style>
    <style:style style:name="T75" style:family="text">
      <style:text-properties officeooo:rsid="1e4cbc80"/>
    </style:style>
    <style:style style:name="T76" style:family="text">
      <style:text-properties officeooo:rsid="1e5ffe4c"/>
    </style:style>
    <style:style style:name="T77" style:family="text">
      <style:text-properties officeooo:rsid="17cb7444"/>
    </style:style>
    <style:style style:name="T78" style:family="text">
      <style:text-properties officeooo:rsid="1e649ae1"/>
    </style:style>
    <style:style style:name="T79" style:family="text">
      <style:text-properties officeooo:rsid="1e678b3b"/>
    </style:style>
    <style:style style:name="T80" style:family="text">
      <style:text-properties officeooo:rsid="1e68fd29"/>
    </style:style>
    <style:style style:name="T81" style:family="text">
      <style:text-properties officeooo:rsid="1e69fbb4"/>
    </style:style>
    <style:style style:name="T82" style:family="text">
      <style:text-properties officeooo:rsid="1e6cb1db"/>
    </style:style>
    <style:style style:name="T83" style:family="text">
      <style:text-properties officeooo:rsid="1e0491ca"/>
    </style:style>
    <style:style style:name="T84" style:family="text">
      <style:text-properties officeooo:rsid="1ea00c72"/>
    </style:style>
    <style:style style:name="T85" style:family="text">
      <style:text-properties officeooo:rsid="1ea18efb"/>
    </style:style>
    <style:style style:name="T86" style:family="text">
      <style:text-properties officeooo:rsid="1ec0176a"/>
    </style:style>
    <style:style style:name="T87" style:family="text">
      <style:text-properties officeooo:rsid="1d9bb035"/>
    </style:style>
    <style:style style:name="T88" style:family="text">
      <style:text-properties officeooo:rsid="1ed6674c"/>
    </style:style>
    <style:style style:name="T89" style:family="text">
      <style:text-properties style:font-name-complex="標楷體"/>
    </style:style>
    <style:style style:name="T90" style:family="text">
      <style:text-properties officeooo:rsid="1f9fd73b" style:font-name-complex="標楷體"/>
    </style:style>
    <style:style style:name="T91" style:family="text">
      <style:text-properties officeooo:rsid="1f2b5203" style:font-name-complex="標楷體"/>
    </style:style>
    <style:style style:name="T92" style:family="text">
      <style:text-properties officeooo:rsid="1d9bb035" style:font-name-complex="標楷體"/>
    </style:style>
    <style:style style:name="T93" style:family="text">
      <style:text-properties style:text-outline="false" style:text-line-through-style="none" style:text-line-through-type="none" style:font-name="標楷體1" fo:font-style="normal" fo:text-shadow="none" style:font-style-asian="normal" style:font-name-complex="標楷體" style:text-emphasize="none"/>
    </style:style>
    <style:style style:name="T94" style:family="text">
      <style:text-properties style:text-outline="false" style:text-line-through-style="none" style:text-line-through-type="none" style:font-name="標楷體1" fo:font-style="normal" fo:text-shadow="none" officeooo:rsid="35380416" style:font-style-asian="normal" style:font-name-complex="標楷體" style:text-emphasize="none"/>
    </style:style>
    <style:style style:name="T95" style:family="text">
      <style:text-properties style:text-outline="false" style:text-line-through-style="none" style:text-line-through-type="none" style:font-name="標楷體1" fo:font-style="normal" fo:text-shadow="none" officeooo:rsid="1935b2ab" style:font-style-asian="normal" style:font-name-complex="標楷體" style:text-emphasize="none"/>
    </style:style>
    <style:style style:name="T96" style:family="text">
      <style:text-properties style:text-outline="false" style:text-line-through-style="none" style:text-line-through-type="none" style:font-name="標楷體1" fo:font-style="normal" fo:text-shadow="none" officeooo:rsid="1f5968ea" style:font-style-asian="normal" style:font-name-complex="標楷體" style:text-emphasize="none"/>
    </style:style>
    <style:style style:name="T97" style:family="text">
      <style:text-properties style:text-outline="false" style:text-line-through-style="none" style:text-line-through-type="none" style:font-name="標楷體1" fo:font-style="normal" fo:text-shadow="none" officeooo:rsid="1fa7b64f" style:font-style-asian="normal" style:font-name-complex="標楷體" style:text-emphasize="none"/>
    </style:style>
    <style:style style:name="T98" style:family="text">
      <style:text-properties style:text-outline="false" style:text-line-through-style="none" style:text-line-through-type="none" style:font-name="標楷體1" fo:font-style="normal" fo:text-shadow="none" officeooo:rsid="1e3a859e" style:font-style-asian="normal" style:font-name-complex="標楷體" style:text-emphasize="none"/>
    </style:style>
    <style:style style:name="T99" style:family="text">
      <style:text-properties style:text-outline="false" style:text-line-through-style="none" style:text-line-through-type="none" style:font-name="標楷體1" fo:font-style="normal" fo:text-shadow="none" officeooo:rsid="2b6f314a" style:font-style-asian="normal" style:font-name-complex="標楷體" style:text-emphasize="none"/>
    </style:style>
    <style:style style:name="T100" style:family="text">
      <style:text-properties style:text-outline="false" style:text-line-through-style="none" style:text-line-through-type="none" style:font-name="標楷體1" fo:font-style="normal" fo:text-shadow="none" officeooo:rsid="1f2b5203" style:font-style-asian="normal" style:font-name-complex="標楷體" style:text-emphasize="none"/>
    </style:style>
    <style:style style:name="T101" style:family="text">
      <style:text-properties style:text-outline="false" style:text-line-through-style="none" style:text-line-through-type="none" style:font-name="標楷體1" fo:font-style="normal" fo:text-shadow="none" officeooo:rsid="20345e68" style:font-style-asian="normal" style:font-name-complex="標楷體" style:text-emphasize="none"/>
    </style:style>
    <style:style style:name="T102" style:family="text">
      <style:text-properties style:text-outline="false" style:text-line-through-style="none" style:text-line-through-type="none" style:font-name="標楷體1" fo:font-style="normal" fo:text-shadow="none" officeooo:rsid="20384b8a" style:font-style-asian="normal" style:font-name-complex="標楷體" style:text-emphasize="none"/>
    </style:style>
    <style:style style:name="T103" style:family="text">
      <style:text-properties style:text-outline="false" style:text-line-through-style="none" style:text-line-through-type="none" style:font-name="標楷體1" fo:font-style="normal" fo:text-shadow="none" officeooo:rsid="2659534a" style:font-style-asian="normal" style:font-name-complex="標楷體" style:text-emphasize="none"/>
    </style:style>
    <style:style style:name="T104" style:family="text">
      <style:text-properties style:text-outline="false" style:text-line-through-style="none" style:text-line-through-type="none" style:font-name="標楷體1" fo:font-style="normal" fo:text-shadow="none" officeooo:rsid="1ff1e24c" style:font-style-asian="normal" style:font-name-complex="標楷體" style:text-emphasize="none"/>
    </style:style>
    <style:style style:name="T105" style:family="text">
      <style:text-properties style:text-outline="false" style:text-line-through-style="none" style:text-line-through-type="none" style:font-name="標楷體1" fo:font-style="normal" fo:text-shadow="none" officeooo:rsid="1ff44529" style:font-style-asian="normal" style:font-name-complex="標楷體" style:text-emphasize="none"/>
    </style:style>
    <style:style style:name="T106" style:family="text">
      <style:text-properties style:text-outline="false" style:text-line-through-style="none" style:text-line-through-type="none" style:font-name="標楷體1" fo:font-style="normal" fo:text-shadow="none" officeooo:rsid="2009c1fd" style:font-style-asian="normal" style:font-name-complex="標楷體" style:text-emphasize="none"/>
    </style:style>
    <style:style style:name="T107" style:family="text">
      <style:text-properties style:text-outline="false" style:text-line-through-style="none" style:text-line-through-type="none" style:font-name="標楷體1" fo:font-style="normal" fo:text-shadow="none" officeooo:rsid="20028cf5" style:font-style-asian="normal" style:font-name-complex="標楷體" style:text-emphasize="none"/>
    </style:style>
    <style:style style:name="T108" style:family="text">
      <style:text-properties style:text-outline="false" style:text-line-through-style="none" style:text-line-through-type="none" style:font-name="標楷體1" fo:font-style="normal" fo:text-shadow="none" officeooo:rsid="2006c521" style:font-style-asian="normal" style:font-name-complex="標楷體" style:text-emphasize="none"/>
    </style:style>
    <style:style style:name="T109" style:family="text">
      <style:text-properties style:text-outline="false" style:text-line-through-style="none" style:text-line-through-type="none" style:font-name="標楷體1" fo:font-style="normal" fo:text-shadow="none" officeooo:rsid="200a2310" style:font-style-asian="normal" style:font-name-complex="標楷體" style:text-emphasize="none"/>
    </style:style>
    <style:style style:name="T110" style:family="text">
      <style:text-properties style:text-outline="false" style:text-line-through-style="none" style:text-line-through-type="none" style:font-name="標楷體1" fo:font-style="normal" fo:text-shadow="none" officeooo:rsid="1d484334" style:font-style-asian="normal" style:font-name-complex="標楷體" style:text-emphasize="none"/>
    </style:style>
    <style:style style:name="T111" style:family="text">
      <style:text-properties style:text-outline="false" style:text-line-through-style="none" style:text-line-through-type="none" style:font-name="標楷體1" fo:font-style="normal" fo:text-shadow="none" officeooo:rsid="18800940" style:font-style-asian="normal" style:font-name-complex="標楷體" style:text-emphasize="none"/>
    </style:style>
    <style:style style:name="T11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8800940" style:font-style-asian="normal" style:font-name-complex="標楷體" style:text-emphasize="none"/>
    </style:style>
    <style:style style:name="T113" style:family="text">
      <style:text-properties style:text-outline="false" style:text-line-through-style="none" style:text-line-through-type="none" fo:font-style="normal" fo:text-shadow="none" style:font-style-asian="normal" style:font-name-complex="標楷體" style:text-emphasize="none"/>
    </style:style>
    <style:style style:name="T114" style:family="text">
      <style:text-properties style:text-outline="false" style:text-line-through-style="none" style:text-line-through-type="none" fo:font-style="normal" fo:text-shadow="none" officeooo:rsid="35380416" style:font-style-asian="normal" style:font-name-complex="標楷體" style:text-emphasize="none"/>
    </style:style>
    <style:style style:name="T115" style:family="text">
      <style:text-properties style:text-outline="false" style:text-line-through-style="none" style:text-line-through-type="none" fo:font-style="normal" fo:text-shadow="none" officeooo:rsid="1fa7b64f" style:font-style-asian="normal" style:font-name-complex="標楷體" style:text-emphasize="none"/>
    </style:style>
    <style:style style:name="T116" style:family="text">
      <style:text-properties style:text-outline="false" style:text-line-through-style="none" style:text-line-through-type="none" fo:font-style="normal" fo:text-shadow="none" officeooo:rsid="1d502999" style:font-style-asian="normal" style:font-name-complex="標楷體" style:text-emphasize="none"/>
    </style:style>
    <style:style style:name="T117" style:family="text">
      <style:text-properties style:text-outline="false" style:text-line-through-style="none" style:text-line-through-type="none" fo:font-style="normal" fo:text-shadow="none" officeooo:rsid="1f5968ea" style:font-style-asian="normal" style:font-name-complex="標楷體" style:text-emphasize="none"/>
    </style:style>
    <style:style style:name="T118" style:family="text">
      <style:text-properties style:text-outline="false" style:text-line-through-style="none" style:text-line-through-type="none" fo:font-style="normal" fo:text-shadow="none" officeooo:rsid="1982b532" style:font-style-asian="normal" style:font-name-complex="標楷體" style:text-emphasize="none"/>
    </style:style>
    <style:style style:name="T119" style:family="text">
      <style:text-properties style:text-outline="false" style:text-line-through-style="none" style:text-line-through-type="none" fo:font-style="normal" fo:text-shadow="none" officeooo:rsid="19849426" style:font-style-asian="normal" style:font-name-complex="標楷體" style:text-emphasize="none"/>
    </style:style>
    <style:style style:name="T120" style:family="text">
      <style:text-properties style:text-outline="false" style:text-line-through-style="none" style:text-line-through-type="none" fo:font-style="normal" fo:text-shadow="none" officeooo:rsid="1f9fd73b" style:font-style-asian="normal" style:font-name-complex="標楷體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officeooo:rsid="1e0491ca" style:font-style-asian="normal" style:font-name-complex="標楷體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officeooo:rsid="1d9bb035" style:font-style-asian="normal" style:font-name-complex="標楷體" style:text-emphasize="none"/>
    </style:style>
    <style:style style:name="T123" style:family="text">
      <style:text-properties style:text-outline="false" style:text-line-through-style="none" style:text-line-through-type="none" fo:font-style="normal" fo:text-shadow="none" officeooo:rsid="1f2b5203" style:font-style-asian="normal" style:font-name-complex="標楷體" style:text-emphasize="none"/>
    </style:style>
    <style:style style:name="T124" style:family="text">
      <style:text-properties style:text-outline="false" style:text-line-through-style="none" style:text-line-through-type="none" fo:font-style="normal" fo:text-shadow="none" officeooo:rsid="20345e68" style:font-style-asian="normal" style:font-name-complex="標楷體" style:text-emphasize="none"/>
    </style:style>
    <style:style style:name="T125" style:family="text">
      <style:text-properties style:text-outline="false" style:text-line-through-style="none" style:text-line-through-type="none" fo:font-style="normal" fo:text-shadow="none" officeooo:rsid="202411cb" style:font-style-asian="normal" style:font-name-complex="標楷體" style:text-emphasize="none"/>
    </style:style>
    <style:style style:name="T126" style:family="text">
      <style:text-properties style:text-outline="false" style:text-line-through-style="none" style:text-line-through-type="none" fo:font-style="normal" fo:text-shadow="none" officeooo:rsid="1ff1e24c" style:font-style-asian="normal" style:font-name-complex="標楷體" style:text-emphasize="none"/>
    </style:style>
    <style:style style:name="T127" style:family="text">
      <style:text-properties style:text-outline="false" style:text-line-through-style="none" style:text-line-through-type="none" fo:font-style="normal" fo:text-shadow="none" officeooo:rsid="1ff44529" style:font-style-asian="normal" style:font-name-complex="標楷體" style:text-emphasize="none"/>
    </style:style>
    <style:style style:name="T128" style:family="text">
      <style:text-properties style:text-outline="false" style:text-line-through-style="none" style:text-line-through-type="none" fo:font-style="normal" fo:text-shadow="none" officeooo:rsid="20028cf5" style:font-style-asian="normal" style:font-name-complex="標楷體" style:text-emphasize="none"/>
    </style:style>
    <style:style style:name="T129" style:family="text">
      <style:text-properties style:text-outline="false" style:text-line-through-style="none" style:text-line-through-type="none" fo:font-style="normal" fo:text-shadow="none" officeooo:rsid="1d484334" style:font-style-asian="normal" style:font-name-complex="標楷體" style:text-emphasize="none"/>
    </style:style>
    <style:style style:name="T130" style:family="text">
      <style:text-properties style:text-outline="false" style:text-line-through-style="none" style:text-line-through-type="none" fo:font-style="normal" fo:text-shadow="none" officeooo:rsid="2053fcbc" style:font-style-asian="normal" style:font-name-complex="標楷體" style:text-emphasize="none"/>
    </style:style>
    <style:style style:name="T131" style:family="text">
      <style:text-properties style:text-outline="false" style:text-line-through-style="none" style:text-line-through-type="none" fo:font-style="normal" fo:text-shadow="none" officeooo:rsid="17cb7444" style:font-style-asian="normal" style:font-name-complex="標楷體" style:text-emphasize="none"/>
    </style:style>
    <style:style style:name="T132" style:family="text">
      <style:text-properties style:text-outline="false" style:text-line-through-style="none" style:text-line-through-type="none" fo:font-style="normal" fo:text-shadow="none" officeooo:rsid="1dc81e38" style:font-style-asian="normal" style:font-name-complex="標楷體" style:text-emphasize="none"/>
    </style:style>
    <style:style style:name="T133" style:family="text">
      <style:text-properties style:text-outline="false" style:text-line-through-style="none" style:text-line-through-type="none" fo:font-style="normal" fo:text-shadow="none" officeooo:rsid="20a23d47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fo:font-style="normal" fo:text-shadow="none" officeooo:rsid="4021f144" style:font-style-asian="normal" style:font-name-complex="標楷體" style:text-emphasize="none"/>
    </style:style>
    <style:style style:name="T13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f2b5203" style:font-style-asian="normal" style:font-name-complex="標楷體" style:text-emphasize="none"/>
    </style:style>
    <style:style style:name="T136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8800940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3314d33e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1f596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officeooo:rsid="1e0491ca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officeooo:rsid="18699807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officeooo:rsid="1e6cb1db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1f5968ea" style:font-style-asian="normal" style:font-name-complex="標楷體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7cb7444" style:font-style-asian="normal" style:font-name-complex="標楷體" style:text-emphasize="none"/>
    </style:style>
    <style:style style:name="T146" style:family="text">
      <style:text-properties style:text-outline="false" style:text-line-through-style="none" style:text-line-through-type="none" style:text-position="0% 100%" fo:font-style="normal" fo:text-shadow="none" officeooo:rsid="1f2b5203" style:font-style-asian="normal" style:font-name-complex="標楷體" style:text-emphasize="none"/>
    </style:style>
    <style:style style:name="T147" style:family="text">
      <style:text-properties style:text-outline="false" style:text-line-through-style="none" style:text-line-through-type="none" style:text-position="0% 100%" fo:font-style="normal" fo:text-shadow="none" officeooo:rsid="1d484334" style:font-style-asian="normal" style:font-name-complex="標楷體" style:text-emphasize="none"/>
    </style:style>
    <style:style style:name="T148" style:family="text">
      <style:text-properties style:text-outline="false" style:text-line-through-style="none" style:text-line-through-type="none" style:text-position="0% 100%" fo:font-style="normal" fo:text-shadow="none" officeooo:rsid="1e4cbc80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fo:font-style="normal" fo:text-shadow="none" officeooo:rsid="1e389759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Arial1" fo:font-style="normal" fo:text-shadow="none" style:font-name-asian="Arial1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Arial1" fo:font-style="normal" fo:text-shadow="none" officeooo:rsid="1e4cbc80" style:font-name-asian="Arial1" style:font-style-asian="normal" style:font-name-complex="標楷體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Arial1" fo:font-style="normal" fo:text-shadow="none" officeooo:rsid="1f2b5203" style:font-name-asian="Arial1" style:font-style-asian="normal" style:font-name-complex="標楷體" style:text-emphasize="none"/>
    </style:style>
    <style:style style:name="T155" style:family="text">
      <style:text-properties style:text-outline="false" style:text-line-through-style="none" style:text-line-through-type="none" style:font-name="Arial1" fo:font-style="normal" fo:text-shadow="none" officeooo:rsid="1d502999" style:font-name-asian="Arial1" style:font-style-asian="normal" style:font-name-complex="標楷體" style:text-emphasize="none"/>
    </style:style>
    <style:style style:name="T156" style:family="text">
      <style:text-properties style:text-outline="false" style:text-line-through-style="none" style:text-line-through-type="none" style:font-name="Arial1" fo:font-style="normal" fo:text-shadow="none" officeooo:rsid="19849426" style:font-name-asian="Arial1" style:font-style-asian="normal" style:font-name-complex="標楷體" style:text-emphasize="none"/>
    </style:style>
    <style:style style:name="T157" style:family="text">
      <style:text-properties style:text-outline="false" style:text-line-through-style="none" style:text-line-through-type="none" style:font-name="Arial1" fo:font-style="normal" fo:text-shadow="none" officeooo:rsid="1f9fd73b" style:font-name-asian="Arial1" style:font-style-asian="normal" style:font-name-complex="標楷體" style:text-emphasize="none"/>
    </style:style>
    <style:style style:name="T158" style:family="text">
      <style:text-properties style:text-outline="false" style:text-line-through-style="none" style:text-line-through-type="none" style:font-name="Arial1" fo:font-style="normal" fo:text-shadow="none" officeooo:rsid="1f2b5203" style:font-name-asian="Arial1" style:font-style-asian="normal" style:font-name-complex="標楷體" style:text-emphasize="none"/>
    </style:style>
    <style:style style:name="T159" style:family="text">
      <style:text-properties style:text-outline="false" style:text-line-through-style="none" style:text-line-through-type="none" style:font-name="Arial1" fo:font-style="normal" fo:text-shadow="none" officeooo:rsid="1d9bb035" style:font-name-asian="Arial1" style:font-style-asian="normal" style:font-name-complex="標楷體" style:text-emphasize="none"/>
    </style:style>
    <style:style style:name="T160" style:family="text">
      <style:text-properties style:text-outline="false" style:text-line-through-style="none" style:text-line-through-type="none" style:font-name="Arial1" fo:font-style="normal" fo:text-shadow="none" officeooo:rsid="202411cb" style:font-name-asian="Arial1" style:font-style-asian="normal" style:font-name-complex="標楷體" style:text-emphasize="none"/>
    </style:style>
    <style:style style:name="T161" style:family="text">
      <style:text-properties fo:color="#000000" style:text-outline="false" style:text-line-through-style="none" style:text-line-through-type="none" fo:font-style="normal" fo:text-shadow="none" officeooo:rsid="1982b532" style:font-style-asian="normal" style:font-name-complex="標楷體" style:text-emphasize="none"/>
    </style:style>
    <style:style style:name="T162" style:family="text">
      <style:text-properties fo:color="#000000" style:text-outline="false" style:text-line-through-style="none" style:text-line-through-type="none" style:font-name="標楷體1" fo:font-style="normal" fo:text-shadow="none" officeooo:rsid="1982b532" style:font-style-asian="normal" style:font-name-complex="標楷體" style:text-emphasize="none"/>
    </style:style>
    <style:style style:name="T163" style:family="text">
      <style:text-properties fo:color="#000000" style:text-outline="false" style:text-line-through-style="none" style:text-line-through-type="none" style:font-name="標楷體1" fo:font-style="normal" fo:text-shadow="none" officeooo:rsid="1985a372" style:font-style-asian="normal" style:font-name-complex="標楷體" style:text-emphasize="none"/>
    </style:style>
    <style:style style:name="T164" style:family="text">
      <style:text-properties fo:color="#000000" style:text-outline="false" style:text-line-through-style="none" style:text-line-through-type="none" style:font-name="標楷體1" fo:font-style="normal" fo:text-shadow="none" officeooo:rsid="1fb5479a" style:font-style-asian="normal" style:font-name-complex="標楷體" style:text-emphasize="none"/>
    </style:style>
    <style:style style:name="T165" style:family="text">
      <style:text-properties officeooo:rsid="1f714bc6"/>
    </style:style>
    <style:style style:name="T166" style:family="text">
      <style:text-properties style:use-window-font-color="true"/>
    </style:style>
    <style:style style:name="T167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8" style:family="text">
      <style:text-properties style:use-window-font-color="true" style:text-outline="false" style:text-line-through-style="none" style:text-line-through-type="none" fo:font-style="normal" fo:text-shadow="none" officeooo:rsid="1d484334" style:font-style-asian="normal" style:font-name-complex="標楷體" style:text-emphasize="none"/>
    </style:style>
    <style:style style:name="T169" style:family="text">
      <style:text-properties officeooo:rsid="1f2b5203"/>
    </style:style>
    <style:style style:name="T170" style:family="text">
      <style:text-properties officeooo:rsid="1f75ef7f"/>
    </style:style>
    <style:style style:name="T171" style:family="text">
      <style:text-properties officeooo:rsid="1f7dc8ce"/>
    </style:style>
    <style:style style:name="T172" style:family="text">
      <style:text-properties officeooo:rsid="1f82c048"/>
    </style:style>
    <style:style style:name="T173" style:family="text">
      <style:text-properties fo:color="#ffbf00"/>
    </style:style>
    <style:style style:name="T174" style:family="text">
      <style:text-properties fo:color="#ffbf00" style:text-outline="false" style:text-line-through-style="none" style:text-line-through-type="none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5" style:family="text">
      <style:text-properties fo:color="#ffff00"/>
    </style:style>
    <style:style style:name="T176" style:family="text">
      <style:text-properties fo:color="#ffff00" style:text-outline="false" style:text-line-through-style="none" style:text-line-through-type="none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7" style:family="text">
      <style:text-properties fo:color="#ffff00" style:text-outline="false" style:text-line-through-style="none" style:text-line-through-type="none" fo:font-size="17pt" fo:font-style="normal" fo:text-shadow="none" style:text-underline-style="none" fo:font-weight="bold" officeooo:rsid="1f596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8" style:family="text">
      <style:text-properties fo:color="#ff8000" style:text-outline="false" style:text-line-through-style="none" style:text-line-through-type="none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9" style:family="text">
      <style:text-properties fo:color="#ff4000" style:text-outline="false" style:text-line-through-style="none" style:text-line-through-type="none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0" style:family="text">
      <style:text-properties fo:color="#1c1c1c" style:text-outline="false" style:text-line-through-style="none" style:text-line-through-type="none" fo:font-style="normal" fo:text-shadow="none" officeooo:rsid="1ff1e24c" style:font-style-asian="normal" style:font-name-complex="標楷體" style:text-emphasize="none"/>
    </style:style>
    <style:style style:name="T181" style:family="text">
      <style:text-properties fo:color="#ff0000" officeooo:rsid="1d9bb035"/>
    </style:style>
    <style:style style:name="T182" style:family="text">
      <style:text-properties officeooo:rsid="1e9d64a3"/>
    </style:style>
    <style:style style:name="T183" style:family="text">
      <style:text-properties officeooo:rsid="1d484334"/>
    </style:style>
    <style:style style:name="T184" style:family="text">
      <style:text-properties officeooo:rsid="406807ad"/>
    </style:style>
    <style:style style:name="T185" style:family="text">
      <style:text-properties officeooo:rsid="406a139b"/>
    </style:style>
    <style:style style:name="T186" style:family="text">
      <style:text-properties officeooo:rsid="1f5968ea"/>
    </style:style>
    <style:style style:name="T187" style:family="text">
      <style:text-properties style:text-position="0% 100%"/>
    </style:style>
    <style:style style:name="T188" style:family="text">
      <style:text-properties style:text-position="0% 100%" officeooo:rsid="1e6cb1db"/>
    </style:style>
    <style:style style:name="T189" style:family="text">
      <style:text-properties style:text-position="0% 100%" style:font-name="標楷體1" officeooo:rsid="2b6f314a"/>
    </style:style>
    <style:style style:name="T190" style:family="text">
      <style:text-properties style:text-position="0% 100%" officeooo:rsid="18699807"/>
    </style:style>
    <style:style style:name="T191" style:family="text">
      <style:text-properties style:text-position="0% 100%" officeooo:rsid="409d31ef"/>
    </style:style>
    <style:style style:name="T192" style:family="text">
      <style:text-properties officeooo:rsid="409d31ef"/>
    </style:style>
    <style:style style:name="T193" style:family="text">
      <style:text-properties style:font-name="Arial1" style:font-name-asian="Arial1"/>
    </style:style>
    <style:style style:name="T194" style:family="text">
      <style:text-properties style:font-name="Arial1" officeooo:rsid="1d502999" style:font-name-asian="Arial1"/>
    </style:style>
    <style:style style:name="T195" style:family="text">
      <style:text-properties style:font-name="Arial1" officeooo:rsid="1df070f3" style:font-name-asian="Arial1"/>
    </style:style>
    <style:style style:name="T196" style:family="text">
      <style:text-properties style:font-name="Arial1" officeooo:rsid="1d4c8afb" style:font-name-asian="Arial1"/>
    </style:style>
    <style:style style:name="T197" style:family="text">
      <style:text-properties style:font-name="Arial1" officeooo:rsid="1d625ab5" style:font-name-asian="Arial1"/>
    </style:style>
    <style:style style:name="T198" style:family="text">
      <style:text-properties style:font-name="Arial1" officeooo:rsid="1dc81e38" style:font-name-asian="Arial1"/>
    </style:style>
    <style:style style:name="T199" style:family="text">
      <style:text-properties style:font-name="Arial1" officeooo:rsid="1d9cc98c" style:font-name-asian="Arial1"/>
    </style:style>
    <style:style style:name="T200" style:family="text">
      <style:text-properties style:font-name="Arial1" officeooo:rsid="1db3d2bc" style:font-name-asian="Arial1"/>
    </style:style>
    <style:style style:name="T201" style:family="text">
      <style:text-properties style:font-name="Arial1" officeooo:rsid="1d9fb536" style:font-name-asian="Arial1"/>
    </style:style>
    <style:style style:name="T202" style:family="text">
      <style:text-properties style:font-name="Arial1" officeooo:rsid="1da1c399" style:font-name-asian="Arial1"/>
    </style:style>
    <style:style style:name="T203" style:family="text">
      <style:text-properties style:font-name="Arial1" officeooo:rsid="1da372e7" style:font-name-asian="Arial1"/>
    </style:style>
    <style:style style:name="T204" style:family="text">
      <style:text-properties style:font-name="Arial1" officeooo:rsid="1daa1050" style:font-name-asian="Arial1"/>
    </style:style>
    <style:style style:name="T205" style:family="text">
      <style:text-properties style:font-name="Arial1" officeooo:rsid="1dc48330" style:font-name-asian="Arial1"/>
    </style:style>
    <style:style style:name="T206" style:family="text">
      <style:text-properties style:font-name="Arial1" officeooo:rsid="1dc4bffd" style:font-name-asian="Arial1"/>
    </style:style>
    <style:style style:name="T207" style:family="text">
      <style:text-properties style:font-name="Arial1" officeooo:rsid="1da84d4e" style:font-name-asian="Arial1"/>
    </style:style>
    <style:style style:name="T208" style:family="text">
      <style:text-properties style:font-name="Arial1" officeooo:rsid="1dce5a8c" style:font-name-asian="Arial1"/>
    </style:style>
    <style:style style:name="T209" style:family="text">
      <style:text-properties style:font-name="Arial1" officeooo:rsid="1dd6c501" style:font-name-asian="Arial1"/>
    </style:style>
    <style:style style:name="T210" style:family="text">
      <style:text-properties style:font-name="Arial1" officeooo:rsid="1dd72af2" style:font-name-asian="Arial1"/>
    </style:style>
    <style:style style:name="T211" style:family="text">
      <style:text-properties style:font-name="Arial1" officeooo:rsid="1df7a400" style:font-name-asian="Arial1"/>
    </style:style>
    <style:style style:name="T212" style:family="text">
      <style:text-properties style:font-name="Arial1" officeooo:rsid="1df8c33d" style:font-name-asian="Arial1"/>
    </style:style>
    <style:style style:name="T213" style:family="text">
      <style:text-properties style:font-name="Arial1" officeooo:rsid="1defc6e5" style:font-name-asian="Arial1"/>
    </style:style>
    <style:style style:name="T214" style:family="text">
      <style:text-properties style:font-name="Arial1" officeooo:rsid="1e02c669" style:font-name-asian="Arial1"/>
    </style:style>
    <style:style style:name="T215" style:family="text">
      <style:text-properties style:font-name="Arial1" officeooo:rsid="1dfa82a6" style:font-name-asian="Arial1"/>
    </style:style>
    <style:style style:name="T216" style:family="text">
      <style:text-properties style:font-name="Arial1" officeooo:rsid="1e03c153" style:font-name-asian="Arial1"/>
    </style:style>
    <style:style style:name="T217" style:family="text">
      <style:text-properties style:font-name="Arial1" officeooo:rsid="1e149876" style:font-name-asian="Arial1"/>
    </style:style>
    <style:style style:name="T218" style:family="text">
      <style:text-properties style:font-name="Arial1" officeooo:rsid="1e150392" style:font-name-asian="Arial1"/>
    </style:style>
    <style:style style:name="T219" style:family="text">
      <style:text-properties style:font-name="Arial1" officeooo:rsid="1e098681" style:font-name-asian="Arial1"/>
    </style:style>
    <style:style style:name="T220" style:family="text">
      <style:text-properties style:font-name="Arial1" officeooo:rsid="1e09c5d1" style:font-name-asian="Arial1"/>
    </style:style>
    <style:style style:name="T221" style:family="text">
      <style:text-properties style:font-name="Arial1" officeooo:rsid="1e1c43d3" style:font-name-asian="Arial1"/>
    </style:style>
    <style:style style:name="T222" style:family="text">
      <style:text-properties style:font-name="Arial1" officeooo:rsid="1e202792" style:font-name-asian="Arial1"/>
    </style:style>
    <style:style style:name="T223" style:family="text">
      <style:text-properties style:font-name="Arial1" officeooo:rsid="1e21be68" style:font-name-asian="Arial1"/>
    </style:style>
    <style:style style:name="T224" style:family="text">
      <style:text-properties style:font-name="Arial1" officeooo:rsid="1e23b34f" style:font-name-asian="Arial1"/>
    </style:style>
    <style:style style:name="T225" style:family="text">
      <style:text-properties style:font-name="Arial1" officeooo:rsid="1e276588" style:font-name-asian="Arial1"/>
    </style:style>
    <style:style style:name="T226" style:family="text">
      <style:text-properties style:font-name="Arial1" officeooo:rsid="1e2da395" style:font-name-asian="Arial1"/>
    </style:style>
    <style:style style:name="T227" style:family="text">
      <style:text-properties style:font-name="Arial1" officeooo:rsid="1e2dc7dd" style:font-name-asian="Arial1"/>
    </style:style>
    <style:style style:name="T228" style:family="text">
      <style:text-properties style:font-name="Arial1" officeooo:rsid="1e389759" style:font-name-asian="Arial1"/>
    </style:style>
    <style:style style:name="T229" style:family="text">
      <style:text-properties style:font-name="Arial1" officeooo:rsid="1e4140e6" style:font-name-asian="Arial1"/>
    </style:style>
    <style:style style:name="T230" style:family="text">
      <style:text-properties style:font-name="Arial1" officeooo:rsid="1e4cbc80" style:font-name-asian="Arial1"/>
    </style:style>
    <style:style style:name="T231" style:family="text">
      <style:text-properties style:font-name="Arial1" officeooo:rsid="1e5ffe4c" style:font-name-asian="Arial1"/>
    </style:style>
    <style:style style:name="T232" style:family="text">
      <style:text-properties style:font-name="Arial1" officeooo:rsid="1e649ae1" style:font-name-asian="Arial1"/>
    </style:style>
    <style:style style:name="T233" style:family="text">
      <style:text-properties style:font-name="Arial1" officeooo:rsid="1e678b3b" style:font-name-asian="Arial1"/>
    </style:style>
    <style:style style:name="T234" style:family="text">
      <style:text-properties style:font-name="Arial1" officeooo:rsid="1e68fd29" style:font-name-asian="Arial1"/>
    </style:style>
    <style:style style:name="T235" style:family="text">
      <style:text-properties style:font-name="Arial1" officeooo:rsid="1e69fbb4" style:font-name-asian="Arial1"/>
    </style:style>
    <style:style style:name="T236" style:family="text">
      <style:text-properties style:font-name="Arial1" officeooo:rsid="1e6cb1db" style:font-name-asian="Arial1"/>
    </style:style>
    <style:style style:name="T237" style:family="text">
      <style:text-properties style:font-name="Arial1" officeooo:rsid="1ea00c72" style:font-name-asian="Arial1"/>
    </style:style>
    <style:style style:name="T238" style:family="text">
      <style:text-properties style:font-name="Arial1" officeooo:rsid="1ea18efb" style:font-name-asian="Arial1"/>
    </style:style>
    <style:style style:name="T239" style:family="text">
      <style:text-properties style:font-name="Arial1" officeooo:rsid="1d9bb035" style:font-name-asian="Arial1"/>
    </style:style>
    <style:style style:name="T240" style:family="text">
      <style:text-properties style:font-name="Arial1" officeooo:rsid="1f2b5203" style:font-name-asian="Arial1"/>
    </style:style>
    <style:style style:name="T241" style:family="text">
      <style:text-properties style:font-name="Arial1" officeooo:rsid="1f75ef7f" style:font-name-asian="Arial1"/>
    </style:style>
    <style:style style:name="T242" style:family="text">
      <style:text-properties style:font-name="Arial1" officeooo:rsid="406807ad" style:font-name-asian="Arial1"/>
    </style:style>
    <style:style style:name="T243" style:family="text">
      <style:text-properties style:font-name="Arial1" officeooo:rsid="1f7dc8ce" style:font-name-asian="Arial1"/>
    </style:style>
    <style:style style:name="T244" style:family="text">
      <style:text-properties style:font-name="Arial1" officeooo:rsid="1d9bb035" style:font-name-asian="Arial1" style:font-name-complex="標楷體"/>
    </style:style>
    <style:style style:name="T245" style:family="text">
      <style:text-properties style:font-name="Arial1" officeooo:rsid="409d31ef" style:font-name-asian="Arial1"/>
    </style:style>
    <style:style style:name="T246" style:family="text">
      <style:text-properties style:font-name="Arial1" fo:font-size="17pt" style:text-underline-style="none" fo:font-weight="bold" officeooo:rsid="1d502999" style:font-name-asian="Arial1" style:font-size-asian="17pt" style:language-asian="zh" style:country-asian="TW" style:font-weight-asian="bold" style:font-size-complex="17pt" style:font-weight-complex="bold"/>
    </style:style>
    <style:style style:name="T247" style:family="text">
      <style:text-properties style:font-name="Arial1" fo:font-size="17pt" style:text-underline-style="none" fo:font-weight="bold" officeooo:rsid="1dae1a07" style:font-name-asian="Arial1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6551448" text:style-name="L1">
        <text:list-item>
          <text:list>
            <text:list-item>
              <text:p text:style-name="P1"><text:bookmark-start text:name="假定，以西結書 是 暗喻、隱喻、提示（基督教 認定的）末日審判的 預言"/><text:span text:style-name="T34">假定，以西結書 是 暗喻、隱喻、提示</text:span><text:span text:style-name="T35">（基督教 認定的）</text:span><text:span text:style-name="T34">末日審判的 預言</text:span><text:bookmark-end text:name="假定，以西結書 是 暗喻、隱喻、提示（基督教 認定的）末日審判的 預言"/></text:p>
              <text:list>
                <text:list-item>
                  <text:p text:style-name="P2"><text:span text:style-name="T34">以西結 </text:span><text:span text:style-name="T246">↔</text:span><text:span text:style-name="T37">（基督教 認定的）</text:span><text:span text:style-name="T150">先知</text:span><text:span text:style-name="T37">。</text:span></text:p>
                </text:list-item>
                <text:list-item>
                  <text:p text:style-name="P2"><text:span text:style-name="T34">迦南地 </text:span><text:span text:style-name="T247">↔</text:span><text:span text:style-name="T36"> 地球、地球表面。</text:span></text:p>
                </text:list-item>
              </text:list>
            </text:list-item>
            <text:list-item>
              <text:p text:style-name="P3"><text:bookmark-start text:name="以西結書"/>以西結書<text:bookmark-end text:name="以西結書"/></text:p>
              <text:list>
                <text:list-item>
                  <text:p text:style-name="P6"><text:bookmark-start text:name="第1章"/>第<text:span text:style-name="T4">1</text:span>章<text:bookmark-end text:name="第1章"/>。</text:p>
                </text:list-item>
                <text:list-item>
                  <text:p text:style-name="P6"><text:bookmark-start text:name="第2章"/><text:span text:style-name="T4">第2</text:span>章<text:bookmark-end text:name="第2章"/>。</text:p>
                </text:list-item>
                <text:list-item>
                  <text:p text:style-name="P3"><text:bookmark-start text:name="第3章"/><text:span text:style-name="T4">第</text:span><text:span text:style-name="T5">3</text:span>章<text:bookmark-end text:name="第3章"/>。</text:p>
                  <text:list>
                    <text:list-item>
                      <text:p text:style-name="P4">以西結 <text:span text:style-name="T194">↔</text:span><text:span text:style-name="T38">（基督教 認定的）</text:span><text:span text:style-name="T141">先知</text:span><text:span text:style-name="T38">。</text:span></text:p>
                    </text:list-item>
                    <text:list-item>
                      <text:p text:style-name="P4">守望者 <text:span text:style-name="T194">↔</text:span><text:span text:style-name="T38">（基督教 認定的）</text:span><text:span text:style-name="T141">先知</text:span><text:span text:style-name="T38">。</text:span></text:p>
                    </text:list-item>
                    <text:list-item>
                      <text:p text:style-name="P5">被擄之地 <text:span text:style-name="T195">↔</text:span><text:span text:style-name="T92">（人類文明 的）物質文明</text:span>。</text:p>
                    </text:list-item>
                  </text:list>
                </text:list-item>
                <text:list-item>
                  <text:p text:style-name="P3"><text:bookmark-start text:name="第4章"/><text:span text:style-name="T4">第</text:span><text:span text:style-name="T5">4</text:span>章<text:bookmark-end text:name="第4章"/>。</text:p>
                  <text:list>
                    <text:list-item>
                      <text:p text:style-name="P3">耶路撒冷 <text:span text:style-name="T196">↔</text:span><text:span text:style-name="T40"> 梵諦岡、宗教、信仰</text:span>。<text:span text:style-name="T31">（宗教、信仰 是 當下的當下 的 宗教、信仰）</text:span></text:p>
                    </text:list-item>
                    <text:list-item>
                      <text:p text:style-name="P3">巴比倫 <text:span text:style-name="T196">↔</text:span><text:span text:style-name="T40"> 名、利、權、縱慾、貪婪、弱肉強食、勾心鬥角、爭權奪利、錢、金融系統</text:span>。</text:p>
                    </text:list-item>
                    <text:list-item>
                      <text:p text:style-name="P3">上帝 攻打 耶路撒冷 <text:span text:style-name="T197">↔</text:span><text:span text:style-name="T41"> 推背圖、啟示錄、教宗預言。</text:span></text:p>
                    </text:list-item>
                    <text:list-item>
                      <text:p text:style-name="P7"><text:span text:style-name="T4">390 </text:span><text:span text:style-name="T193">↔</text:span><text:span text:style-name="T4"> </text:span><text:span text:style-name="T141">先知</text:span><text:span text:style-name="T6"> 從 誕生 到 被發現 的 時間</text:span>。</text:p>
                    </text:list-item>
                    <text:list-item>
                      <text:p text:style-name="P7"><text:span text:style-name="T4">40 </text:span><text:span text:style-name="T193">↔</text:span><text:span text:style-name="T4"> </text:span><text:span text:style-name="T141">先知</text:span><text:span text:style-name="T4"> 從 被發現 到 被確定 的 </text:span><text:span text:style-name="T7">時間</text:span>。</text:p>
                    </text:list-item>
                  </text:list>
                </text:list-item>
                <text:list-item>
                  <text:p text:style-name="P8"><text:bookmark-start text:name="第5章"/>第<text:span text:style-name="T4">5</text:span>章<text:bookmark-end text:name="第5章"/>。</text:p>
                  <text:list>
                    <text:list-item>
                      <text:p text:style-name="P8">以色列 <text:span text:style-name="T193">↔</text:span> 人類文明。<text:span text:style-name="T32">（存在、生存、生活 在 地球表面的 人類文明）</text:span></text:p>
                    </text:list-item>
                    <text:list-item>
                      <text:p text:style-name="P8">剪下 鬍鬚、頭髮 <text:span text:style-name="T198">↔</text:span><text:span text:style-name="T42"> 國破家亡、信念崩塌。</text:span></text:p>
                    </text:list-item>
                    <text:list-item>
                      <text:p text:style-name="P8">鬍鬚 <text:span text:style-name="T199">↔</text:span><text:span text:style-name="T43"> 人類。</text:span></text:p>
                    </text:list-item>
                    <text:list-item>
                      <text:p text:style-name="P8">鬍鬚隨風漂走 <text:span text:style-name="T200">↔</text:span><text:span text:style-name="T44"> 分散、四散、家離子散。</text:span></text:p>
                    </text:list-item>
                    <text:list-item>
                      <text:p text:style-name="P8">用 火烤 鬍鬚 <text:span text:style-name="T201">↔</text:span><text:span text:style-name="T45"> 瘟疫、飢荒。</text:span></text:p>
                    </text:list-item>
                    <text:list-item>
                      <text:p text:style-name="P8">用 刀切 鬍鬚 <text:span text:style-name="T201">↔</text:span><text:span text:style-name="T45"> 戰爭。</text:span></text:p>
                    </text:list-item>
                    <text:list-item>
                      <text:p text:style-name="P8">少許的鬍鬚收在衣襟 <text:span text:style-name="T199">↔</text:span><text:span text:style-name="T43"> 只留存 少許的人類。</text:span></text:p>
                      <text:list>
                        <text:list-item>
                          <text:p text:style-name="P8">明顯例子，（以諾書 認定的）義人、先知。</text:p>
                        </text:list-item>
                      </text:list>
                    </text:list-item>
                    <text:list-item>
                      <text:p text:style-name="P8">從 衣襟 拿出 一些鬍鬚，用火烤 <text:span text:style-name="T202">↔</text:span><text:span text:style-name="T46"> 一些</text:span>（以諾書 認定的）義人、先知，會被受牽連。</text:p>
                    </text:list-item>
                    <text:list-item>
                      <text:p text:style-name="P8">律例章典 <text:span text:style-name="T203">↔</text:span><text:span text:style-name="T47">（基督教 認定的）十誡、（阿米，星星的孩子 認定的）宇宙基本法則。</text:span></text:p>
                    </text:list-item>
                    <text:list-item>
                      <text:p text:style-name="P8">惡規 <text:span text:style-name="T204">↔</text:span><text:span text:style-name="T48">（基督教 認定的）其他宗教的 律例章典。</text:span></text:p>
                      <text:list>
                        <text:list-item>
                          <text:p text:style-name="P12">惡規 <text:span text:style-name="T193">↔</text:span> 人類文明 制定的 法律、規定、規則。</text:p>
                        </text:list-item>
                      </text:list>
                    </text:list-item>
                    <text:list-item>
                      <text:p text:style-name="P8">違背 惡規 <text:span text:style-name="T205">↔</text:span><text:span text:style-name="T49"> 違背（基督教 認定的）其他宗教的 律例章典。</text:span></text:p>
                      <text:list>
                        <text:list-item>
                          <text:p text:style-name="P8">明顯例子，假定。某一特定個體 信仰 某一特定宗教。</text:p>
                          <text:list>
                            <text:list-item>
                              <text:p text:style-name="P8">假定，該宗教 禁止吃肉、禁止喝酒、禁止殺生、禁止吃豬肉、禁止拜偶像。</text:p>
                            </text:list-item>
                            <text:list-item>
                              <text:p text:style-name="P8">假定，該個體 吃肉、喝酒、殺生、吃豬肉、拜偶像。</text:p>
                            </text:list-item>
                            <text:list-item>
                              <text:p text:style-name="P8">該個體 違背 該宗教的律例章典、（以西結書 認定的）惡規。</text:p>
                            </text:list-item>
                          </text:list>
                        </text:list-item>
                        <text:list-item>
                          <text:p text:style-name="P8">違背 惡規 <text:span text:style-name="T206">↔</text:span><text:span text:style-name="T50"> 違背 人類文明 制定的 法律、規定、規則。</text:span></text:p>
                        </text:list-item>
                      </text:list>
                    </text:list-item>
                    <text:list-item>
                      <text:p text:style-name="P8">列國 <text:span text:style-name="T207">↔</text:span><text:span text:style-name="T51"> 人類文明以外的 其他文明。</text:span></text:p>
                      <text:list>
                        <text:list-item>
                          <text:p text:style-name="P8">明顯例子，船內文明、星船文明。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6章"/>第<text:span text:style-name="T8">6</text:span>章<text:bookmark-end text:name="第6章"/>。</text:p>
                  <text:list>
                    <text:list-item>
                      <text:p text:style-name="P8">耶路撒冷的 眾山 <text:span text:style-name="T208">↔</text:span><text:span text:style-name="T52"> 拜偶像、祭壇、（人類 認定的）宗教、（人類 認定的）宗教場所。</text:span></text:p>
                    </text:list-item>
                    <text:list-item>
                      <text:p text:style-name="P8">列邦 <text:span text:style-name="T209">↔</text:span><text:span text:style-name="T53"> 人類文明以外的 其他文明。</text:span></text:p>
                    </text:list-item>
                    <text:list-item>
                      <text:p text:style-name="P8">擄到 <text:span text:style-name="T210">↔</text:span><text:span text:style-name="T54"> 其他文明 守護（其他文明 認定的）良善的 人類個體，帶到 自己的 生態圈。</text:span></text:p>
                      <text:list>
                        <text:list-item>
                          <text:p text:style-name="P8">明顯例子，阿努納奇 守護 良善的（霍皮族）人類個體，帶到 自己的 生態圈。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7章"/>第<text:span text:style-name="T4">7</text:span>章<text:bookmark-end text:name="第7章"/>。</text:p>
                  <text:list>
                    <text:list-item>
                      <text:p text:style-name="P8">以色列人 <text:span text:style-name="T211">↔</text:span><text:span text:style-name="T55"> 人類。</text:span></text:p>
                    </text:list-item>
                    <text:list-item>
                      <text:p text:style-name="P8">災 <text:span text:style-name="T212">↔</text:span><text:span text:style-name="T56">（啟示錄 認定的）災。</text:span></text:p>
                    </text:list-item>
                    <text:list-item>
                      <text:p text:style-name="P8">結局 <text:span text:style-name="T213">↔</text:span><text:span text:style-name="T57">（啟示錄 認定的）結局。</text:span></text:p>
                    </text:list-item>
                    <text:list-item>
                      <text:p text:style-name="P8">審判 <text:span text:style-name="T211">↔</text:span><text:span text:style-name="T55">（啟示錄 認定的）末日審判。</text:span></text:p>
                    </text:list-item>
                  </text:list>
                </text:list-item>
                <text:list-item>
                  <text:p text:style-name="P8"><text:bookmark-start text:name="第8章"/><text:span text:style-name="T4">第8章</text:span><text:bookmark-end text:name="第8章"/>。</text:p>
                  <text:list>
                    <text:list-item>
                      <text:p text:style-name="P8">以色列 <text:span text:style-name="T214">↔</text:span><text:span text:style-name="T58"> 人類文明。</text:span></text:p>
                    </text:list-item>
                    <text:list-item>
                      <text:p text:style-name="P8">以色列的長老 <text:span text:style-name="T215">↔</text:span><text:span text:style-name="T59">（人類 認定的）國家元首、總統、領導人。</text:span></text:p>
                    </text:list-item>
                    <text:list-item>
                      <text:p text:style-name="P8">沙番的兒子 <text:span text:style-name="T215">↔</text:span><text:span text:style-name="T59">（人類 認定的）宗教元首、教宗、領導人。</text:span></text:p>
                    </text:list-item>
                    <text:list-item>
                      <text:p text:style-name="P8">內院 <text:span text:style-name="T215">↔</text:span><text:span text:style-name="T59">（人類 認定的）宗教。</text:span></text:p>
                      <text:list>
                        <text:list-item>
                          <text:p text:style-name="P8">內院、外院 之間 <text:span text:style-name="T216">↔</text:span><text:span text:style-name="T60">（人類 認定的）宗教場所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9章"/>第<text:span text:style-name="T4">9</text:span>章<text:bookmark-end text:name="第9章"/>。</text:p>
                  <text:list>
                    <text:list-item>
                      <text:p text:style-name="P8">監管這城的人 <text:span text:style-name="T217">↔</text:span><text:span text:style-name="T9"> &lt;?2&gt;</text:span><text:span text:style-name="T61">神。</text:span></text:p>
                    </text:list-item>
                    <text:list-item>
                      <text:p text:style-name="P8">耶路撒冷全城 <text:span text:style-name="T218">↔</text:span><text:span text:style-name="T62"> 人類文明。</text:span></text:p>
                    </text:list-item>
                    <text:list-item>
                      <text:p text:style-name="P8">記號 <text:span text:style-name="T219">↔</text:span><text:span text:style-name="T63">（啟示錄 認定的）記號。</text:span></text:p>
                    </text:list-item>
                    <text:list-item>
                      <text:p text:style-name="P8">耶和華已經離棄這地 <text:span text:style-name="T220">↔</text:span><text:span text:style-name="T64"> 科學打壓神學、物質文明、無神論、（尼采 認定的）上帝已死。</text:span></text:p>
                    </text:list-item>
                  </text:list>
                </text:list-item>
                <text:list-item>
                  <text:p text:style-name="P8"><text:bookmark-start text:name="第10章"/><text:span text:style-name="T4">第10</text:span>章<text:bookmark-end text:name="第10章"/>。</text:p>
                </text:list-item>
                <text:list-item>
                  <text:p text:style-name="P8"><text:bookmark-start text:name="第11章"/>第<text:span text:style-name="T65">11</text:span>章<text:bookmark-end text:name="第11章"/>。</text:p>
                  <text:list>
                    <text:list-item>
                      <text:p text:style-name="P8">被擄之地 <text:span text:style-name="T221">↔</text:span><text:span text:style-name="T66">（以西結書 認定的）巴比倫。</text:span></text:p>
                    </text:list-item>
                    <text:list-item>
                      <text:p text:style-name="P8">被擄之地 <text:span text:style-name="T221">↔</text:span><text:span text:style-name="T66">（人類文明 的）物質文明。</text:span></text:p>
                    </text:list-item>
                    <text:list-item>
                      <text:p text:style-name="P8">耶路撒冷 <text:span text:style-name="T222">↔</text:span><text:span text:style-name="T67">（人類文明 的）信念文明。</text:span></text:p>
                      <text:list>
                        <text:list-item>
                          <text:p text:style-name="P64">（信念文明 的 描述在 <text:span text:style-name="T1">神</text:span><text:span text:style-name="T10">、預言 (但以理書)</text:span><text:span text:style-name="T4"> 的 </text:span><text:span text:style-name="T10">第8章</text:span>）</text:p>
                        </text:list-item>
                      </text:list>
                    </text:list-item>
                    <text:list-item>
                      <text:p text:style-name="P8">耶路撒冷 <text:span text:style-name="T221">↔</text:span><text:span text:style-name="T66">（人類 認定的）宗教、宗教場所、修煉個體。</text:span></text:p>
                    </text:list-item>
                    <text:list-item>
                      <text:p text:style-name="P8">合一 <text:span text:style-name="T221">↔</text:span><text:span text:style-name="T66">（莊子 認定的）</text:span><text:span text:style-name="T12">天地與我並生，萬物與我為一</text:span><text:span text:style-name="T66">。</text:span></text:p>
                      <text:list>
                        <text:list-item>
                          <text:p text:style-name="P64">（<text:span text:style-name="T12">天地與我並生，萬物與我為一 的 描述在 </text:span><text:span text:style-name="T11">哲學(莊子)</text:span><text:span text:style-name="T12"> 文件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12章"/>第<text:span text:style-name="T4">12</text:span>章<text:bookmark-end text:name="第12章"/>。</text:p>
                  <text:list>
                    <text:list-item>
                      <text:p text:style-name="P8">異象 <text:span text:style-name="T223">↔</text:span><text:span text:style-name="T68">（啟示錄 認定的）異象。</text:span></text:p>
                    </text:list-item>
                  </text:list>
                </text:list-item>
                <text:list-item>
                  <text:p text:style-name="P8"><text:bookmark-start text:name="第13章"/>第<text:span text:style-name="T4">13</text:span>章<text:bookmark-end text:name="第13章"/>。</text:p>
                  <text:list>
                    <text:list-item>
                      <text:p text:style-name="P8">抹上未泡透灰的人 <text:span text:style-name="T224">↔</text:span><text:span text:style-name="T69">（基督教 認定的）假先知、假使徒、傳假福音、假牧師、假教師。</text:span></text:p>
                      <text:list>
                        <text:list-item>
                          <text:p text:style-name="P8">使徒 不是（<text:span text:style-name="T69">基督教 認定的</text:span>）耶穌<text:span text:style-name="T69">的 使徒。</text:span></text:p>
                        </text:list-item>
                        <text:list-item>
                          <text:p text:style-name="P8">使徒 是（<text:span text:style-name="T69">基督教 認定的</text:span>）教會<text:span text:style-name="T69">的 使徒。</text:span></text:p>
                        </text:list-item>
                      </text:list>
                    </text:list-item>
                    <text:list-item>
                      <text:p text:style-name="P8">未泡透灰所抹的牆 <text:span text:style-name="T225">↔</text:span><text:span text:style-name="T70"> 假預言、假福音。</text:span></text:p>
                    </text:list-item>
                  </text:list>
                </text:list-item>
                <text:list-item>
                  <text:p text:style-name="P8"><text:bookmark-start text:name="第14章"/>第<text:span text:style-name="T4">14</text:span>章<text:bookmark-end text:name="第14章"/>。</text:p>
                  <text:list>
                    <text:list-item>
                      <text:p text:style-name="P8">長老 <text:span text:style-name="T226">↔</text:span><text:span text:style-name="T71"> 人類文明的 領導層。</text:span></text:p>
                    </text:list-item>
                    <text:list-item>
                      <text:p text:style-name="P8">以色列人 <text:span text:style-name="T227">↔</text:span><text:span text:style-name="T72"> 人類。</text:span></text:p>
                    </text:list-item>
                    <text:list-item>
                      <text:p text:style-name="P8">寄居的人 <text:span text:style-name="T226">↔</text:span><text:span text:style-name="T71"> 存在、生存、生活 在 人類文明的（人類 認定的）外星人、外星生物。</text:span></text:p>
                    </text:list-item>
                    <text:list-item>
                      <text:p text:style-name="P8">一國 <text:span text:style-name="T228">↔</text:span><text:span text:style-name="T73"> 某一特定文明、人類文明。</text:span></text:p>
                    </text:list-item>
                    <text:list-item>
                      <text:p text:style-name="P8">刀劍、飢荒、惡獸、瘟疫 <text:span text:style-name="T223">↔</text:span><text:span text:style-name="T68">（啟示錄 認定的）紅馬、黑馬、白馬、灰馬。</text:span></text:p>
                      <text:list>
                        <text:list-item>
                          <text:p text:style-name="P8">惡獸 的 明顯例子，核冬天、核汙染、生化汙染。</text:p>
                          <text:list>
                            <text:list-item>
                              <text:p text:style-name="P8">生化汙染 是 生化武器、生物武器、化學武器 造成的 汙染。</text:p>
                              <text:list>
                                <text:list-item>
                                  <text:p text:style-name="P8">生物武器 的 明顯例子，二戰，英國 原本 要投放的 武器化炭疽病毒。</text:p>
                                  <text:list>
                                    <text:list-item>
                                      <text:p text:style-name="P8">原本 是 一開始要，後來 喊停、中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15章"/>第<text:span text:style-name="T4">15</text:span>章<text:bookmark-end text:name="第15章"/>。</text:p>
                  <text:list>
                    <text:list-item>
                      <text:p text:style-name="P8">被火燒的葡萄樹枝 <text:span text:style-name="T229">↔</text:span><text:span text:style-name="T74"> 硬心到底的人類個體、愚眛人、惡人。</text:span></text:p>
                      <text:list>
                        <text:list-item>
                          <text:p text:style-name="P8">愚眛人 是 行道書 認定的 愚眛人。</text:p>
                        </text:list-item>
                        <text:list-item>
                          <text:p text:style-name="P8">惡人 是 但以理書 認定的 惡人。</text:p>
                        </text:list-item>
                      </text:list>
                    </text:list-item>
                    <text:list-item>
                      <text:p text:style-name="P8">被火燒的葡萄樹枝 <text:span text:style-name="T229">↔</text:span><text:span text:style-name="T74"> 不願意悔改、不願意歸向神、不願意新生 的 人類個體。</text:span></text:p>
                      <text:list>
                        <text:list-item>
                          <text:p text:style-name="P8">悔改 是 基督教 認定的 認罪、悔改、因信稱義。</text:p>
                          <text:list>
                            <text:list-item>
                              <text:p text:style-name="P64">（相關描述 在 <text:span text:style-name="T10">書籍 (基督教)</text:span> 文件群的 <text:span text:style-name="T1">基督教</text:span>）</text:p>
                            </text:list-item>
                          </text:list>
                        </text:list-item>
                        <text:list-item>
                          <text:p text:style-name="P8">神 是 基督教 認定的 神。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16章"/>第<text:span text:style-name="T4">1</text:span><text:span text:style-name="T13">6</text:span>章<text:bookmark-end text:name="第16章"/>。</text:p>
                  <text:list>
                    <text:list-item>
                      <text:p text:style-name="P8">耶路撒冷 <text:span text:style-name="T228">↔</text:span><text:span text:style-name="T73"> 人類文明。</text:span></text:p>
                    </text:list-item>
                    <text:list-item>
                      <text:p text:style-name="P8">出世 <text:span text:style-name="T230">↔</text:span><text:span text:style-name="T75"> 人類文明的 文明起源。</text:span></text:p>
                      <text:list>
                        <text:list-item>
                          <text:p text:style-name="P8">以西結書 認定，論到你出世的景況，在你初生的日子沒有為你斷臍帶，也沒有用水洗你，使你潔淨，絲毫沒有撒鹽在你身上，也沒有用布裹你。</text:p>
                        </text:list-item>
                        <text:list-item>
                          <text:p text:style-name="P8">以西結書 認定，誰的眼也不可憐你，為你做一件這樣的事憐恤你，但你初生的日子扔在田野，是因你被厭惡。</text:p>
                        </text:list-item>
                        <text:list-item>
                          <text:p text:style-name="P8">以西結書 認定，我從你旁邊經過，見你滾在血中，就對你說，你雖在血中，仍可存活，你雖在血中，仍可存活。</text:p>
                        </text:list-item>
                      </text:list>
                    </text:list-item>
                    <text:list-item>
                      <text:p text:style-name="P9"><text:span text:style-name="T140">我使你生長好像田間所長的 </text:span><text:span text:style-name="T153">↔</text:span><text:span text:style-name="T146">（</text:span><text:span text:style-name="T140">基督教</text:span><text:span text:style-name="T146"> 認定的）耶和華 </text:span><text:span text:style-name="T148">守護 </text:span><text:span text:style-name="T149">人類文明</text:span><text:span text:style-name="T146">。</text:span></text:p>
                      <text:list>
                        <text:list-item>
                          <text:p text:style-name="P9"><text:span text:style-name="T146">田間 所長 </text:span><text:span text:style-name="T153">↔</text:span><text:span text:style-name="T148"> 在 呵護、愛護、守護、灌溉、除蟲 當中 生存、生活、成長。</text:span></text:p>
                        </text:list-item>
                      </text:list>
                    </text:list-item>
                    <text:list-item>
                      <text:p text:style-name="P8">列邦 <text:span text:style-name="T228">↔</text:span><text:span text:style-name="T73">（人類文明 以外的）文明群。</text:span></text:p>
                    </text:list-item>
                    <text:list-item>
                      <text:p text:style-name="P8">過路的 <text:span text:style-name="T228">↔</text:span><text:span text:style-name="T73"> 船外文明。</text:span></text:p>
                    </text:list-item>
                    <text:list-item>
                      <text:p text:style-name="P8">人像 <text:span text:style-name="T228">↔</text:span><text:span text:style-name="T73"> 偶像、雕像。</text:span></text:p>
                    </text:list-item>
                    <text:list-item>
                      <text:p text:style-name="P8">行邪淫 <text:span text:style-name="T231">↔</text:span><text:span text:style-name="T76"> 拜偶像。</text:span></text:p>
                      <text:list>
                        <text:list-item>
                          <text:p text:style-name="P8"><text:span text:style-name="T74">硬心到底的人類個體 </text:span>離棄、背棄（基督教 認定的）神。</text:p>
                          <text:list>
                            <text:list-item>
                              <text:p text:style-name="P8">該<text:span text:style-name="T74">人類個體 </text:span>心硬、不認罪、不悔改、不因信稱義、不肯歸向神。</text:p>
                            </text:list-item>
                            <text:list-item>
                              <text:p text:style-name="P8">出埃及記，<text:span text:style-name="T77">（脫離 埃及 的）以色列人 一而再 再而三 的 爭吵、抱怨、試探 神</text:span>。</text:p>
                            </text:list-item>
                            <text:list-item>
                              <text:p text:style-name="P8">以西結書，行邪淫<text:span text:style-name="T76">、</text:span>焚燒、賄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給我所生的兒女焚燒 <text:span text:style-name="T228">↔</text:span><text:span text:style-name="T73"> 燒香、燒紙錢、牲禮供品。</text:span></text:p>
                    </text:list-item>
                    <text:list-item>
                      <text:p text:style-name="P8">兒女 <text:span text:style-name="T232">↔</text:span><text:span text:style-name="T78"> 植物、動物。</text:span></text:p>
                    </text:list-item>
                    <text:list-item>
                      <text:p text:style-name="P8">殺了 <text:span text:style-name="T233">↔</text:span><text:span text:style-name="T79"> 砍伐植物、宰殺動物 為了 拜偶像。</text:span></text:p>
                    </text:list-item>
                    <text:list-item>
                      <text:p text:style-name="P8">鄰邦 <text:span text:style-name="T234">↔</text:span>（人<text:span text:style-name="T80">類文明）鄰近的、附近的 文明。</text:span></text:p>
                    </text:list-item>
                    <text:list-item>
                      <text:p text:style-name="P8">恨你的非利示眾女 <text:span text:style-name="T235">↔</text:span><text:span text:style-name="T81">（仇視 人類文明 的）船外敵文明。</text:span></text:p>
                    </text:list-item>
                    <text:list-item>
                      <text:p text:style-name="P8">賄賂 <text:span text:style-name="T236">↔</text:span><text:span text:style-name="T82"> 提供 資源 換取 有缺陷的科技、不完整的科技、（人類 認定的）先進科技。</text:span></text:p>
                      <text:list>
                        <text:list-item>
                          <text:p text:style-name="P8">提供 資源 的 明顯例子，默認、同意 船外文明 擄走、解剖、養殖 人類。</text:p>
                        </text:list-item>
                      </text:list>
                    </text:list-item>
                    <text:list-item>
                      <text:p text:style-name="P8">審判 <text:span text:style-name="T236">↔</text:span><text:span text:style-name="T82"> 末日審判。</text:span></text:p>
                    </text:list-item>
                    <text:list-item>
                      <text:p text:style-name="P8">撒瑪利亞 <text:span text:style-name="T236">↔</text:span><text:span text:style-name="T82">（人類 認定的）古</text:span>以色列<text:span text:style-name="T82">。</text:span></text:p>
                    </text:list-item>
                    <text:list-item>
                      <text:p text:style-name="P8">所多瑪 <text:span text:style-name="T236">↔</text:span><text:span text:style-name="T82">（人類 認定的）</text:span>以色列<text:span text:style-name="T82">。</text:span><text:span text:style-name="T33">（第二次世界大戰 之後，建國的 以色利）</text:span></text:p>
                    </text:list-item>
                    <text:list-item>
                      <text:p text:style-name="P8">在你幼年時與你所立的約 <text:span text:style-name="T236">↔</text:span><text:span text:style-name="T82"> 諾亞之約。</text:span></text:p>
                    </text:list-item>
                    <text:list-item>
                      <text:p text:style-name="P8">也要與你立定永約 <text:span text:style-name="T236">↔</text:span><text:span text:style-name="T82"> 彌賽亞之約。</text:span></text:p>
                    </text:list-item>
                  </text:list>
                </text:list-item>
                <text:list-item>
                  <text:p text:style-name="P8"><text:bookmark-start text:name="第17章"/>第<text:span text:style-name="T4">1</text:span><text:span text:style-name="T14">7</text:span>章<text:bookmark-end text:name="第17章"/>。</text:p>
                </text:list-item>
                <text:list-item>
                  <text:p text:style-name="P8"><text:bookmark-start text:name="第18章"/><text:span text:style-name="T4">第18章</text:span><text:bookmark-end text:name="第18章"/>。</text:p>
                </text:list-item>
                <text:list-item>
                  <text:p text:style-name="P8"><text:bookmark-start text:name="第19章"/>第<text:span text:style-name="T4">19</text:span>章<text:bookmark-end text:name="第19章"/>。</text:p>
                </text:list-item>
                <text:list-item>
                  <text:p text:style-name="P8"><text:bookmark-start text:name="第20章"/><text:span text:style-name="T83">第</text:span><text:span text:style-name="T15">20</text:span><text:span text:style-name="T83">章</text:span><text:bookmark-end text:name="第20章"/><text:span text:style-name="T83">。</text:span></text:p>
                  <text:list>
                    <text:list-item>
                      <text:p text:style-name="P8">以色列地 <text:span text:style-name="T236">↔</text:span>（啟示錄 認定的）新耶路撒冷城。</text:p>
                    </text:list-item>
                  </text:list>
                </text:list-item>
                <text:list-item>
                  <text:p text:style-name="P8"><text:bookmark-start text:name="第21章"/><text:span text:style-name="T83">第</text:span><text:span text:style-name="T15">2</text:span><text:span text:style-name="T16">1</text:span><text:span text:style-name="T83">章</text:span><text:bookmark-end text:name="第21章"/><text:span text:style-name="T83">。</text:span></text:p>
                  <text:list>
                    <text:list-item>
                      <text:p text:style-name="P8">義人 有機率被 周遭環境 拖累 受苦。</text:p>
                    </text:list-item>
                    <text:list-item>
                      <text:p text:style-name="P8">災禍 <text:span text:style-name="T236">↔</text:span>（啟示錄 認定的）末日審判。</text:p>
                    </text:list-item>
                    <text:list-item>
                      <text:p text:style-name="P8">有試驗的事 <text:span text:style-name="T236">↔</text:span><text:span text:style-name="T82">（基督教</text:span> 認定的）若亞方舟的 大洪水<text:span text:style-name="T82">。</text:span></text:p>
                    </text:list-item>
                    <text:list-item>
                      <text:p text:style-name="P8">一連三次 <text:span text:style-name="T236">↔</text:span><text:span text:style-name="T82"> 七印、七號、七碗。</text:span></text:p>
                    </text:list-item>
                  </text:list>
                </text:list-item>
                <text:list-item>
                  <text:p text:style-name="P8"><text:bookmark-start text:name="第22章"/><text:span text:style-name="T83">第</text:span><text:span text:style-name="T17">2</text:span><text:span text:style-name="T18">2</text:span><text:span text:style-name="T83">章</text:span><text:bookmark-end text:name="第22章"/><text:span text:style-name="T83">。</text:span></text:p>
                </text:list-item>
                <text:list-item>
                  <text:p text:style-name="P67"><text:bookmark-start text:name="第23章"/><text:span text:style-name="T19">第</text:span><text:span text:style-name="T17">2</text:span><text:span text:style-name="T5">3</text:span><text:span text:style-name="T77">章</text:span><text:bookmark-end text:name="第23章"/><text:span text:style-name="T77">。</text:span></text:p>
                  <text:list>
                    <text:list-item>
                      <text:p text:style-name="P8">北國、阿荷拉 <text:span text:style-name="T236">↔</text:span><text:span text:style-name="T82">（人類 認定的）古</text:span>以色列<text:span text:style-name="T82">。</text:span></text:p>
                    </text:list-item>
                    <text:list-item>
                      <text:p text:style-name="P8">南國、阿荷利巴 <text:span text:style-name="T236">↔</text:span><text:span text:style-name="T82">（人類 認定的）</text:span>以色列<text:span text:style-name="T82">。</text:span></text:p>
                    </text:list-item>
                    <text:list-item>
                      <text:p text:style-name="P8">一切婦人 <text:span text:style-name="T236">↔</text:span><text:span text:style-name="T82"> 人類文明的 一切國家、所有國家。</text:span></text:p>
                    </text:list-item>
                  </text:list>
                </text:list-item>
                <text:list-item>
                  <text:p text:style-name="P8"><text:bookmark-start text:name="第24章"/><text:span text:style-name="T83">第</text:span><text:span text:style-name="T17">2</text:span><text:span text:style-name="T20">4</text:span><text:span text:style-name="T83">章</text:span><text:bookmark-end text:name="第24章"/><text:span text:style-name="T83">。</text:span></text:p>
                  <text:list>
                    <text:list-item>
                      <text:p text:style-name="P8">鍋 <text:span text:style-name="T236">↔</text:span><text:span text:style-name="T82"> 人類文明的 精神文明。</text:span></text:p>
                    </text:list-item>
                    <text:list-item>
                      <text:p text:style-name="P8">水、骨、肉 <text:span text:style-name="T236">↔</text:span> <text:span text:style-name="T73">人類文明的 物質文明。</text:span></text:p>
                    </text:list-item>
                    <text:list-item>
                      <text:p text:style-name="P10">我要將你眼目所愛的忽然取去 <text:span text:style-name="T236">↔</text:span><text:span text:style-name="T82">（基督教</text:span> 認定的）耶和華 要將 <text:span text:style-name="T141">先知</text:span> 所愛的忽然取去。</text:p>
                    </text:list-item>
                    <text:list-item>
                      <text:p text:style-name="P8">以色列家 <text:span text:style-name="T237">↔</text:span><text:span text:style-name="T84"> 人類文明。</text:span></text:p>
                    </text:list-item>
                    <text:list-item>
                      <text:p text:style-name="P8">那事 <text:span text:style-name="T238">↔</text:span>（啟示錄 認定的）<text:span text:style-name="T85">末日審判。</text:span></text:p>
                    </text:list-item>
                  </text:list>
                </text:list-item>
                <text:list-item>
                  <text:p text:style-name="P8"><text:bookmark-start text:name="第25章"/><text:span text:style-name="T83">第</text:span><text:span text:style-name="T17">2</text:span><text:span text:style-name="T21">5</text:span><text:span text:style-name="T83">章</text:span><text:bookmark-end text:name="第25章"/><text:span text:style-name="T83">。</text:span></text:p>
                  <text:list>
                    <text:list-item>
                      <text:p text:style-name="P8">猶大 <text:span text:style-name="T236">↔</text:span><text:span text:style-name="T82">（人類 認定的）</text:span>以色列<text:span text:style-name="T82">。</text:span></text:p>
                    </text:list-item>
                    <text:list-item>
                      <text:p text:style-name="P8">亞捫、摩押、以<text:span text:style-name="T82">東</text:span> <text:span text:style-name="T236">↔</text:span><text:span text:style-name="T82">（人類 認定的）中東</text:span>國家。</text:p>
                    </text:list-item>
                  </text:list>
                </text:list-item>
                <text:list-item>
                  <text:p text:style-name="P8"><text:bookmark-start text:name="第26章"/>第<text:span text:style-name="T4">26</text:span>章<text:bookmark-end text:name="第26章"/>。</text:p>
                </text:list-item>
                <text:list-item>
                  <text:p text:style-name="P8"><text:bookmark-start text:name="第27章"/><text:span text:style-name="T83">第</text:span><text:span text:style-name="T17">2</text:span><text:span text:style-name="T19">7</text:span><text:span text:style-name="T83">章</text:span><text:bookmark-end text:name="第27章"/><text:span text:style-name="T83">。</text:span></text:p>
                  <text:list>
                    <text:list-item>
                      <text:p text:style-name="P8">推羅 <text:span text:style-name="T236">↔</text:span><text:span text:style-name="T82"> 金融系統、錢、（</text:span>啟示錄 認定的）巴比倫<text:span text:style-name="T82">。</text:span></text:p>
                      <text:list>
                        <text:list-item>
                          <text:p text:style-name="P64">（<text:span text:style-name="T82">錢、金融系統 的 </text:span>描述在<text:span text:style-name="T4"> </text:span><text:span text:style-name="T10">神、預言 (第2本)</text:span> <text:span text:style-name="T4">的 </text:span><text:span text:style-name="T1">啟示錄</text:span>）</text:p>
                        </text:list-item>
                        <text:list-item>
                          <text:p text:style-name="P64">（<text:span text:style-name="T82">錢、金融系統 的 </text:span>描述在 <text:span text:style-name="T10">_</text:span><text:span text:style-name="T4"> 的 </text:span><text:span text:style-name="T2">錢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28章"/><text:span text:style-name="T83">第</text:span><text:span text:style-name="T17">28</text:span><text:span text:style-name="T83">章</text:span><text:bookmark-end text:name="第28章"/><text:span text:style-name="T83">。</text:span></text:p>
                </text:list-item>
                <text:list-item>
                  <text:p text:style-name="P8"><text:bookmark-start text:name="第29章"/><text:span text:style-name="T83">第</text:span><text:span text:style-name="T17">29</text:span><text:span text:style-name="T83">章</text:span><text:bookmark-end text:name="第29章"/><text:span text:style-name="T83">。</text:span></text:p>
                  <text:list>
                    <text:list-item>
                      <text:p text:style-name="P8">巴比倫 <text:span text:style-name="T236">↔</text:span><text:span text:style-name="T82"> 人類文明的 物質文明、科學、科技。</text:span></text:p>
                    </text:list-item>
                    <text:list-item>
                      <text:p text:style-name="P8">埃及 <text:span text:style-name="T236">↔</text:span><text:span text:style-name="T82"> 人類文明的 信念文明、神學、（人類 認定的）宗教。</text:span></text:p>
                      <text:list>
                        <text:list-item>
                          <text:p text:style-name="P64">（<text:span text:style-name="T82">信念文明 的 </text:span>描述在 <text:span text:style-name="T10">_</text:span><text:span text:style-name="T4"> 的 </text:span><text:span text:style-name="T2">信念文明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30章"/><text:span text:style-name="T83">第</text:span><text:span text:style-name="T5">3</text:span><text:span text:style-name="T15">0</text:span><text:span text:style-name="T83">章</text:span><text:bookmark-end text:name="第30章"/><text:span text:style-name="T83">。</text:span></text:p>
                  <text:list>
                    <text:list-item>
                      <text:p text:style-name="P8"><text:span text:style-name="T4">第</text:span><text:span text:style-name="T22">1節</text:span><text:span text:style-name="T86"> ~ </text:span><text:span text:style-name="T4">第</text:span><text:span text:style-name="T22">1</text:span><text:span text:style-name="T4">9</text:span><text:span text:style-name="T22">節。</text:span></text:p>
                    </text:list-item>
                    <text:list-item>
                      <text:p text:style-name="P8">埃及 <text:span text:style-name="T236">↔</text:span><text:span text:style-name="T82"> 人類文明的 信念文明、神學、（人類 認定的）宗教。</text:span></text:p>
                    </text:list-item>
                    <text:list-item>
                      <text:p text:style-name="P8"><text:span text:style-name="T22">各國</text:span> <text:span text:style-name="T236">↔</text:span><text:span text:style-name="T82"> 各個（人類 認定的）</text:span>國家。</text:p>
                    </text:list-item>
                    <text:list-item>
                      <text:p text:style-name="P8"><text:span text:style-name="T22">各邦</text:span> <text:span text:style-name="T236">↔</text:span><text:span text:style-name="T82"> 各個（人類 認定的）宗教、教派、派系</text:span><text:span text:style-name="T22">。</text:span></text:p>
                    </text:list-item>
                    <text:list-item>
                      <text:p text:style-name="P8">巴比倫 <text:span text:style-name="T236">↔</text:span><text:span text:style-name="T82"> 人類文明的 物質文明、（人類 認定的）科學、科技。</text:span></text:p>
                    </text:list-item>
                    <text:list-item>
                      <text:p text:style-name="P8">埃及地 <text:span text:style-name="T236">↔</text:span><text:span text:style-name="T82"> 神學信仰、宗教信仰。</text:span></text:p>
                      <text:list>
                        <text:list-item>
                          <text:p text:style-name="P13">神學信仰、宗教信仰 是 神學、宗教 的 信仰、思想、中心思想。</text:p>
                        </text:list-item>
                        <text:list-item>
                          <text:p text:style-name="P8">巴比倫地 是 <text:span text:style-name="T82">科學信仰。</text:span></text:p>
                          <text:list>
                            <text:list-item>
                              <text:p text:style-name="P13">科學信仰、科技信仰 是 科學、科技 的 信仰、思想、中心思想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bookmark-start text:name="第31章"/><text:span text:style-name="T83">第</text:span><text:span text:style-name="T5">3</text:span><text:span text:style-name="T22">1</text:span><text:span text:style-name="T83">章</text:span><text:bookmark-end text:name="第31章"/><text:span text:style-name="T83">。</text:span></text:p>
                  <text:list>
                    <text:list-item>
                      <text:p text:style-name="P8">埃及王法老 <text:span text:style-name="T236">↔</text:span><text:span text:style-name="T82"> 天主教教宗。</text:span></text:p>
                    </text:list-item>
                    <text:list-item>
                      <text:p text:style-name="P8">他的眾人 <text:span text:style-name="T236">↔</text:span><text:span text:style-name="T82"> 天主教教宗的 自己人、合作對象、交易對象。</text:span></text:p>
                    </text:list-item>
                    <text:list-item>
                      <text:p text:style-name="P8">亞述 <text:span text:style-name="T236">↔</text:span><text:span text:style-name="T82">（分家前 的）基督教。</text:span></text:p>
                      <text:list>
                        <text:list-item>
                          <text:p text:style-name="P13">分家 是 基督教 分成 新教、天主教、東正教。</text:p>
                          <text:list>
                            <text:list-item>
                              <text:p text:style-name="P8">新教 是<text:span text:style-name="T82">（分家後 的）基督教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伊甸園中的樹<text:span text:style-name="T87"> </text:span><text:span text:style-name="T239">↔</text:span><text:span text:style-name="T87">（人類 認定的）宗教。</text:span></text:p>
                    </text:list-item>
                    <text:list-item>
                      <text:p text:style-name="P8">巴比倫 <text:span text:style-name="T193">↔</text:span> 人類文明的物質文明。</text:p>
                    </text:list-item>
                    <text:list-item>
                      <text:p text:style-name="P14">巴比倫 必定辦 他<text:span text:style-name="T87"> </text:span><text:span text:style-name="T239">↔</text:span><text:span text:style-name="T87"> 人類文明的物質文明 </text:span>必定攻擊 <text:span text:style-name="T87">人類文明的信念文明。</text:span></text:p>
                      <text:list>
                        <text:list-item>
                          <text:p text:style-name="P14">明顯例子，金權 攻擊 神權。</text:p>
                          <text:list>
                            <text:list-item>
                              <text:p text:style-name="P15">金權 <text:span text:style-name="T239">↔</text:span><text:span text:style-name="T87"> 錢、金融系統。</text:span></text:p>
                            </text:list-item>
                            <text:list-item>
                              <text:p text:style-name="P15">神權 <text:span text:style-name="T239">↔</text:span><text:span text:style-name="T87"> 神、君權神授。</text:span></text:p>
                            </text:list-item>
                          </text:list>
                        </text:list-item>
                        <text:list-item>
                          <text:p text:style-name="P14">明顯例子，進化論 攻擊 神創論。</text:p>
                        </text:list-item>
                        <text:list-item>
                          <text:p text:style-name="P14">明顯例子，<text:span text:style-name="T82">科學、科技 </text:span>攻擊 <text:span text:style-name="T82">神學、宗教</text:span>。</text:p>
                        </text:list-item>
                      </text:list>
                    </text:list-item>
                    <text:list-item>
                      <text:p text:style-name="P14">眾民<text:span text:style-name="T87"> </text:span><text:span text:style-name="T239">↔</text:span><text:span text:style-name="T87">（人類 認定的）信徒、宗教信徒。</text:span></text:p>
                    </text:list-item>
                  </text:list>
                </text:list-item>
                <text:list-item>
                  <text:p text:style-name="P14"><text:bookmark-start text:name="第32章"/><text:span text:style-name="T83">第</text:span><text:span text:style-name="T23">3</text:span><text:span text:style-name="T18">2</text:span><text:span text:style-name="T87">章</text:span><text:bookmark-end text:name="第32章"/><text:span text:style-name="T87">。</text:span></text:p>
                  <text:list>
                    <text:list-item>
                      <text:p text:style-name="P8">埃及王法老 <text:span text:style-name="T193">↔</text:span> 天主教教宗。</text:p>
                    </text:list-item>
                    <text:list-item>
                      <text:p text:style-name="P14">國民<text:span text:style-name="T87"> </text:span><text:span text:style-name="T239">↔</text:span><text:span text:style-name="T87"> 人類文明的 </text:span>國民群<text:span text:style-name="T87">。</text:span></text:p>
                    </text:list-item>
                    <text:list-item>
                      <text:p text:style-name="P14">君王<text:span text:style-name="T87"> </text:span><text:span text:style-name="T239">↔</text:span><text:span text:style-name="T87"> 人類文明的 領導層。</text:span></text:p>
                    </text:list-item>
                    <text:list-item>
                      <text:p text:style-name="P8">刀 <text:span text:style-name="T193">↔</text:span> 導彈。</text:p>
                    </text:list-item>
                    <text:list-item>
                      <text:p text:style-name="P14">你的眾民<text:span text:style-name="T87"> </text:span><text:span text:style-name="T239">↔</text:span><text:span text:style-name="T87"> 天主教</text:span>的<text:span text:style-name="T87">（人類 認定的）信徒、宗教信徒。</text:span></text:p>
                    </text:list-item>
                    <text:list-item>
                      <text:p text:style-name="P8">埃及地 <text:span text:style-name="T193">↔</text:span> 梵諦岡。</text:p>
                    </text:list-item>
                    <text:list-item>
                      <text:p text:style-name="P14">從前所充滿的<text:span text:style-name="T87"> </text:span><text:span text:style-name="T239">↔</text:span><text:span text:style-name="T87"> 神學信仰、宗教信仰。</text:span></text:p>
                    </text:list-item>
                    <text:list-item>
                      <text:p text:style-name="P14">居民<text:span text:style-name="T87"> </text:span><text:span text:style-name="T239">↔</text:span><text:span text:style-name="T87"> </text:span>國民群、<text:span text:style-name="T87">（人類 認定的）信徒、宗教信徒。</text:span></text:p>
                    </text:list-item>
                    <text:list-item>
                      <text:p text:style-name="P14">埃及 和 他的 群眾<text:span text:style-name="T87"> </text:span><text:span text:style-name="T239">↔</text:span><text:span text:style-name="T87"> 天主教 和 天主教的 梵諦岡的</text:span>國民群、<text:span text:style-name="T87">（人類 認定的）信徒</text:span>。</text:p>
                    </text:list-item>
                    <text:list-item>
                      <text:p text:style-name="P14">埃及 和 他的 群眾<text:span text:style-name="T87"> </text:span><text:span text:style-name="T239">↔</text:span><text:span text:style-name="T87"> 天主教 和 天主教的 自己人、合作對象、交易對象</text:span>。</text:p>
                    </text:list-item>
                    <text:list-item>
                      <text:p text:style-name="P8">亞述 <text:span text:style-name="T193">↔</text:span>（分家前 的）基督教。</text:p>
                    </text:list-item>
                  </text:list>
                </text:list-item>
                <text:list-item>
                  <text:p text:style-name="P8"><text:bookmark-start text:name="第33章"/><text:span text:style-name="T83">第</text:span><text:span text:style-name="T23">3</text:span><text:span text:style-name="T24">3</text:span>章<text:bookmark-end text:name="第33章"/>。</text:p>
                  <text:list>
                    <text:list-item>
                      <text:p text:style-name="P8">人<text:span text:style-name="T88">子</text:span> <text:span text:style-name="T193">↔</text:span><text:span text:style-name="T38">（基督教 認定的）</text:span><text:span text:style-name="T90">先知</text:span>。</text:p>
                    </text:list-item>
                    <text:list-item>
                      <text:p text:style-name="P8">本國 <text:span text:style-name="T193">↔</text:span> 人類文明。</text:p>
                    </text:list-item>
                    <text:list-item>
                      <text:p text:style-name="P16">子民<text:span text:style-name="T87"> </text:span><text:span text:style-name="T239">↔</text:span><text:span text:style-name="T87">（生存、生活 在 人類文明的）國民群、領導層、所有個體。</text:span></text:p>
                    </text:list-item>
                    <text:list-item>
                      <text:p text:style-name="P8">一國 <text:span text:style-name="T193">↔</text:span> 一個（人類 認定的）國家。</text:p>
                    </text:list-item>
                    <text:list-item>
                      <text:p text:style-name="P11">守望的、守望的人 <text:span text:style-name="T193">↔</text:span> 總統、國家領導人、<text:span text:style-name="T141">先知</text:span>。</text:p>
                      <text:list>
                        <text:list-item>
                          <text:p text:style-name="P8">第<text:span text:style-name="T4">1</text:span>節、第<text:span text:style-name="T4">2</text:span>節。</text:p>
                          <text:list>
                            <text:list-item>
                              <text:p text:style-name="P8">人子阿，你要告訴本國的子民說：『<text:span text:style-name="T166">我使刀劍臨到哪一國，那一國的民從他們中間，要選立一個人為守望的</text:span>』。</text:p>
                              <text:list>
                                <text:list-item>
                                  <text:p text:style-name="P8">人<text:span text:style-name="T88">子</text:span> <text:span text:style-name="T193">↔</text:span><text:span text:style-name="T38">（基督教 認定的）</text:span><text:span text:style-name="T90">先知</text:span>。</text:p>
                                </text:list-item>
                                <text:list-item>
                                  <text:p text:style-name="P8">本國 <text:span text:style-name="T193">↔</text:span> 人類文明。</text:p>
                                </text:list-item>
                                <text:list-item>
                                  <text:p text:style-name="P16">子民<text:span text:style-name="T87"> </text:span><text:span text:style-name="T239">↔</text:span><text:span text:style-name="T87">（生存、生活 在 人類文明的）國民群、領導層、所有個體。</text:span></text:p>
                                </text:list-item>
                                <text:list-item>
                                  <text:p text:style-name="P8">一國 <text:span text:style-name="T193">↔</text:span> 一個（人類 認定的）國家。</text:p>
                                </text:list-item>
                                <text:list-item>
                                  <text:p text:style-name="P11">守望的、守望的人 <text:span text:style-name="T193">↔</text:span> 總統、國家領導人、<text:span text:style-name="T141">先知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若受警戒 <text:span text:style-name="T193">↔</text:span> 假定 有在 警戒。</text:p>
                    </text:list-item>
                    <text:list-item>
                      <text:p text:style-name="P8">國家 <text:span text:style-name="T193">↔</text:span>（人類 認定的）國家。</text:p>
                    </text:list-item>
                    <text:list-item>
                      <text:p text:style-name="P8">以色列家 <text:span text:style-name="T193">↔</text:span> 人類文明。</text:p>
                      <text:list>
                        <text:list-item>
                          <text:p text:style-name="P16">第<text:span text:style-name="T4">7</text:span>節。</text:p>
                          <text:list>
                            <text:list-item>
                              <text:p text:style-name="P16">人子阿，我照樣立你，作<text:span text:style-name="T87">以色列家守望的人，所以你要聽我口中的話，替我警戒他們，當我對惡人說：『</text:span><text:span text:style-name="T181">惡人哪，你必要死</text:span><text:span text:style-name="T87">』。你若不開口警戒惡人，使他離開所行的惡，這惡人他自己必死在罪孽之中，我卻要向你討他喪命的罪。</text:span></text:p>
                              <text:list>
                                <text:list-item>
                                  <text:p text:style-name="P21">人子 <text:span text:style-name="T193">↔</text:span>（基督教 認定的）<text:span text:style-name="T90">先知</text:span>。</text:p>
                                </text:list-item>
                                <text:list-item>
                                  <text:p text:style-name="P8">以色列家 <text:span text:style-name="T193">↔</text:span> 人類文明。</text:p>
                                </text:list-item>
                                <text:list-item>
                                  <text:p text:style-name="P8">口中的話 <text:span text:style-name="T193">↔</text:span>（基督教 認定的）聖經。</text:p>
                                  <text:list>
                                    <text:list-item>
                                      <text:p text:style-name="P8">（基督教 認定的）聖經 是（基督教 認定的）舊約聖經、新約聖經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4">第9</text:span>節。</text:p>
                          <text:list>
                            <text:list-item>
                              <text:p text:style-name="P16">倘若你警戒惡人轉離所行的道，但他仍不轉離，他就必死在罪孽之中，但你自己卻救了你自己脫離了罪。</text:p>
                            </text:list-item>
                          </text:list>
                        </text:list-item>
                        <text:list-item>
                          <text:p text:style-name="P16"><text:span text:style-name="T4">第10</text:span>節。</text:p>
                          <text:list>
                            <text:list-item>
                              <text:p text:style-name="P16">人子阿，你要對以色列家說：『<text:span text:style-name="T166">你們常說</text:span>：＂<text:span text:style-name="T173">我們的過犯罪惡在我們身上，我們必因此消滅，怎能存活呢</text:span>＂』。</text:p>
                              <text:list>
                                <text:list-item>
                                  <text:p text:style-name="P21">人子 <text:span text:style-name="T193">↔</text:span>（基督教 認定的）<text:span text:style-name="T90">先知</text:span>。</text:p>
                                </text:list-item>
                                <text:list-item>
                                  <text:p text:style-name="P8">以色列家 <text:span text:style-name="T193">↔</text:span> 人類文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4">第11</text:span>節。</text:p>
                          <text:list>
                            <text:list-item>
                              <text:p text:style-name="P16">你對他們說：『<text:span text:style-name="T166">主耶和華說</text:span>：＂<text:span text:style-name="T173">我指著我的永生起誓，我斷不喜悅惡人死亡，我惟喜悅惡人轉離所行的道而活。以色列家阿，你們轉回，轉回吧，離開惡道，何必死亡呢</text:span>＂』。</text:p>
                              <text:list>
                                <text:list-item>
                                  <text:p text:style-name="P16">耶和華<text:span text:style-name="T38"> </text:span><text:span text:style-name="T194">↔</text:span><text:span text:style-name="T38">（人類 認定的）神。</text:span></text:p>
                                </text:list-item>
                                <text:list-item>
                                  <text:p text:style-name="P8">以色列家 <text:span text:style-name="T193">↔</text:span> 人類文明。</text:p>
                                </text:list-item>
                                <text:list-item>
                                  <text:p text:style-name="P16">轉回<text:span text:style-name="T38"> </text:span><text:span text:style-name="T194">↔</text:span><text:span text:style-name="T38">（基督教 認定的）認罪、悔改。</text:span></text:p>
                                </text:list-item>
                                <text:list-item>
                                  <text:p text:style-name="P21">死亡 <text:span text:style-name="T193">↔</text:span>（基督教 認定的）火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第<text:span text:style-name="T4">12</text:span>節。</text:p>
                          <text:list>
                            <text:list-item>
                              <text:p text:style-name="P16">人子阿，你要對本國的子民說：『<text:span text:style-name="T166">義人的義，在犯罪之日不能救他。至於惡人的惡，在他轉離惡行之日，也不能使他傾倒。義人在犯罪之日，也不能因他的義存活</text:span>』。</text:p>
                              <text:list>
                                <text:list-item>
                                  <text:p text:style-name="P21">人子 <text:span text:style-name="T193">↔</text:span>（基督教 認定的）<text:span text:style-name="T90">先知</text:span>。</text:p>
                                </text:list-item>
                                <text:list-item>
                                  <text:p text:style-name="P8">本國 <text:span text:style-name="T193">↔</text:span> 人類文明。</text:p>
                                </text:list-item>
                                <text:list-item>
                                  <text:p text:style-name="P16">子民<text:span text:style-name="T87"> </text:span><text:span text:style-name="T239">↔</text:span><text:span text:style-name="T87">（生存、生活 在 人類文明的）國民群、領導層、所有個體。</text:span></text:p>
                                </text:list-item>
                              </text:list>
                            </text:list-item>
                            <text:list-item>
                              <text:p text:style-name="P22"><text:span text:style-name="T166">要他們對百姓說</text:span>：『<text:span text:style-name="T173">我對義人說</text:span>：＂<text:span text:style-name="T175">你必定存活</text:span>＂，<text:span text:style-name="T173">他若倚靠他的義而作罪孽，他所行的義都不被記念，他必因所作的罪孽死亡，再者，我如果對惡人說</text:span>：＂<text:span text:style-name="T175">你必定死亡</text:span>＂，<text:span text:style-name="T173">他若轉離他的罪，行正直與合理的事，還人的當頭和所搶奪的，遵行生命的律例，不再做罪孽，他必定存活，不致死亡，他所犯的一切罪必不被記念，他行了正直與合理的事，必定存活</text:span>』。</text:p>
                              <text:list>
                                <text:list-item>
                                  <text:p text:style-name="P22">他們、百姓<text:span text:style-name="T87"> </text:span><text:span text:style-name="T239">↔</text:span><text:span text:style-name="T87">（生存、生活 在 人類文明的）國民群、領導層、所有個體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審判<text:span text:style-name="T38"> </text:span><text:span text:style-name="T194">↔</text:span><text:span text:style-name="T38">（基督教 認定的）末日</text:span>審判。</text:p>
                    </text:list-item>
                    <text:list-item>
                      <text:p text:style-name="P43">耶路撒冷 <text:span text:style-name="T193">↔</text:span> 未來的人類文明、（人類 認定的）未來。</text:p>
                      <text:list>
                        <text:list-item>
                          <text:p text:style-name="P22"><text:span text:style-name="T94">第</text:span><text:span text:style-name="T95">21</text:span><text:span text:style-name="T94">節</text:span><text:span text:style-name="T114">。</text:span></text:p>
                          <text:list>
                            <text:list-item>
                              <text:p text:style-name="P44">我們被擄之後十二年十月初五日，有人從耶路撒冷逃到我這裡，而他們就告訴我們說，城已攻破。</text:p>
                              <text:list>
                                <text:list-item>
                                  <text:p text:style-name="P43">耶路撒冷 <text:span text:style-name="T193">↔</text:span> 未來的人類文明、（人類 認定的）未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<text:span text:style-name="T96">第</text:span><text:span text:style-name="T97">22節</text:span><text:span text:style-name="T115">。</text:span><text:span text:style-name="T161">（</text:span><text:span text:style-name="T162">當下的當下的 時間 是 西元</text:span><text:span text:style-name="T163">2023年5月4日 </text:span><text:span text:style-name="T164">16:45</text:span><text:span text:style-name="T161">）</text:span></text:p>
                          <text:list>
                            <text:list-item>
                              <text:p text:style-name="P45">逃來的人未到的前一天晚上，耶和華的靈就降在我的身上，開我的口，到第二日早晨，那人來到我這裡，我口就開了，不再緘默。</text:p>
                              <text:list>
                                <text:list-item>
                                  <text:p text:style-name="P39"><text:span text:style-name="T115">逃來的人</text:span><text:span text:style-name="T116"> </text:span><text:span text:style-name="T155">↔</text:span><text:span text:style-name="T117">（人類 認定的）未來人。</text:span></text:p>
                                </text:list-item>
                                <text:list-item>
                                  <text:p text:style-name="P39"><text:span text:style-name="T117">耶和華的靈</text:span><text:span text:style-name="T116"> </text:span><text:span text:style-name="T155">↔</text:span><text:span text:style-name="T116">（基督教 認定的）聖</text:span><text:span text:style-name="T117">靈。</text:span></text:p>
                                </text:list-item>
                                <text:list-item>
                                  <text:p text:style-name="P40"><text:span text:style-name="T118">那人 </text:span><text:span text:style-name="T156">↔</text:span><text:span text:style-name="T119"> 某一特定</text:span><text:span text:style-name="T117">（人類 認定的）未來人、</text:span><text:span text:style-name="T119">某一特定未來個體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4">第</text:span><text:span text:style-name="T25">23</text:span><text:span text:style-name="T165">節。</text:span></text:p>
                          <text:list>
                            <text:list-item>
                              <text:p text:style-name="P23">耶和華的話就臨到我說：『人子阿，住在以色列荒廢之地的人，他們在那邊說：＂亞伯拉罕當時候獨自一人，就能夠得到這個地為業，而我們現在人數眾多，這地更是給我們為業的＂』，所以你要對他們說：『<text:span text:style-name="T166">主耶和華如此說</text:span>：＂<text:span text:style-name="T173">你們吃帶血的物，仰望偶像，並且殺人流血，你們還能得這地為業嗎？你們倚仗自己的刀劍行可憎的事，人人玷汙鄰舍的妻，你們還能得這地為業嗎？</text:span>＂』。</text:p>
                              <text:list>
                                <text:list-item>
                                  <text:p text:style-name="P16">耶和華 <text:span text:style-name="T193">↔</text:span>（人類 認定的）神。</text:p>
                                </text:list-item>
                                <text:list-item>
                                  <text:p text:style-name="P22"><text:span text:style-name="T169">人子 </text:span><text:span text:style-name="T240">↔</text:span><text:span text:style-name="T169">（基督教 認定的）</text:span><text:span text:style-name="T90">先知</text:span><text:span text:style-name="T169">。</text:span></text:p>
                                </text:list-item>
                                <text:list-item>
                                  <text:p text:style-name="P16">以色列 <text:span text:style-name="T193">↔</text:span> 人類<text:span text:style-name="T92">文明</text:span>。</text:p>
                                </text:list-item>
                                <text:list-item>
                                  <text:p text:style-name="P17"><text:span text:style-name="T186">荒廢之地</text:span> <text:span text:style-name="T193">↔</text:span> 不相信（基督教 認定的）耶和華 是 神，<text:span text:style-name="T92">的 國家、文明、群體</text:span>。</text:p>
                                  <text:list>
                                    <text:list-item>
                                      <text:p text:style-name="P17"><text:span text:style-name="T186">荒廢之地</text:span> <text:span text:style-name="T193">↔</text:span> 無神論、反神論、不可知論<text:span text:style-name="T92"> 的 國家、文明、群體</text:span>。</text:p>
                                      <text:list>
                                        <text:list-item>
                                          <text:p text:style-name="P18">明顯例子，<text:span text:style-name="T64">（達爾文 認定的）</text:span>進化論、<text:span text:style-name="T64">（尼采 認定的）上帝已死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帶血的物 <text:span text:style-name="T241">↔</text:span><text:span text:style-name="T170"> 葷食、（人類 認定的）素食。</text:span></text:p>
                                  <text:list>
                                    <text:list-item>
                                      <text:p text:style-name="P24">帶血的物 <text:span text:style-name="T241">↔</text:span><text:span text:style-name="T170"> 有 液體循環系統 的個體。</text:span></text:p>
                                      <text:list>
                                        <text:list-item>
                                          <text:p text:style-name="P25">明顯例子，有 新陳代謝、液體循環、（半）封閉迴路 現象的 系統。</text:p>
                                          <text:list>
                                            <text:list-item>
                                              <text:p text:style-name="P25">封閉迴路 <text:span text:style-name="T242">↔</text:span><text:span text:style-name="T184"> 賽車跑道。</text:span></text:p>
                                            </text:list-item>
                                            <text:list-item>
                                              <text:p text:style-name="P26"><text:span text:style-name="T184">賽車跑道 的</text:span> 明顯例子，血管、血液<text:span text:style-name="T170">循環系統</text:span>。</text:p>
                                            </text:list-item>
                                            <text:list-item>
                                              <text:p text:style-name="P25">半封閉迴路 <text:span text:style-name="T242">↔</text:span><text:span text:style-name="T184"> 高速公路、（跟 外在環境 交互作用 的）交流道。</text:span></text:p>
                                            </text:list-item>
                                            <text:list-item>
                                              <text:p text:style-name="P26"><text:span text:style-name="T184">高速公路</text:span> 的 明顯例子，喉嚨、進食系統、呼吸系統。</text:p>
                                            </text:list-item>
                                            <text:list-item>
                                              <text:p text:style-name="P25">交流道 的 明顯例子，<text:span text:style-name="T185">嘴巴、鼻子、毛細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帶血的物 的 明顯例子，動物（血液）、植物（樹汁）、昆蟲（汁液）。</text:p>
                                      <text:list>
                                        <text:list-item>
                                          <text:p text:style-name="P28">動物 的 明顯例子，哺乳類、甲殼類、魚類。</text:p>
                                        </text:list-item>
                                        <text:list-item>
                                          <text:p text:style-name="P29">植物 的 明顯例子，樹、花、草 的 根、莖、花蕊、花粉、種子。</text:p>
                                        </text:list-item>
                                        <text:list-item>
                                          <text:p text:style-name="P30">昆蟲 的 明顯例子，蟬、蝗蟲、毛毛蟲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">不帶血的物 <text:span text:style-name="T241">↔</text:span><text:span text:style-name="T170"> 素食、無機體個體。</text:span></text:p>
                                      <text:list>
                                        <text:list-item>
                                          <text:p text:style-name="P32"><text:span text:style-name="T170">素食</text:span> 的 明顯例子，蘋果、橘子、木瓜 的 果皮、果肉。</text:p>
                                        </text:list-item>
                                        <text:list-item>
                                          <text:p text:style-name="P33"><text:span text:style-name="T170">無機體個體</text:span> 的 明顯例子，鹽、水、空氣。</text:p>
                                          <text:list>
                                            <text:list-item>
                                              <text:p text:style-name="P65">（<text:span text:style-name="T170">素食、無機體個體 的 描述在 </text:span><text:span text:style-name="T3">_</text:span><text:span text:style-name="T170"> 文件群的 </text:span><text:span text:style-name="T137">飲食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這地 <text:span text:style-name="T243">↔</text:span><text:span text:style-name="T171"> 地球。</text:span></text:p>
                                </text:list-item>
                                <text:list-item>
                                  <text:p text:style-name="P22">玷汙鄰舍的妻 <text:span text:style-name="T243">↔</text:span><text:span text:style-name="T171"> 外遇、出軌、婚外情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第<text:span text:style-name="T26">27</text:span><text:span text:style-name="T172">節。</text:span></text:p>
                          <text:list>
                            <text:list-item>
                              <text:p text:style-name="P34">你要對他們這樣說：『<text:span text:style-name="T166">主耶和華如此說</text:span>：＂<text:span text:style-name="T173">我指著我的永生起誓，在荒場中的，必倒在刀下，在田野間的，必交給野獸吞吃，在保障和洞裡的，必遭瘟疫而死，我必使這地荒涼，令人驚駭，他因勢力而有的驕傲，也必止息，以色列的山都必荒涼，無人經過，我因他們所行一切可憎的事，使地荒涼，令人驚駭，那時他們就知道我是耶和華</text:span><text:span text:style-name="T123">＂</text:span>』。</text:p>
                              <text:list>
                                <text:list-item>
                                  <text:p text:style-name="P16">耶和華 <text:span text:style-name="T193">↔</text:span>（人類 認定的）神。</text:p>
                                </text:list-item>
                                <text:list-item>
                                  <text:p text:style-name="P19">以色列 <text:span text:style-name="T193">↔</text:span> 人類、人類<text:span text:style-name="T92">文明</text:span>。</text:p>
                                </text:list-item>
                                <text:list-item>
                                  <text:p text:style-name="P19">山 <text:span text:style-name="T193">↔</text:span><text:span text:style-name="T143">（</text:span><text:span text:style-name="T151">以賽亞</text:span><text:span text:style-name="T143">書 認定的</text:span><text:span text:style-name="T140">）</text:span><text:span text:style-name="T142">大</text:span><text:span text:style-name="T140">山小岡。</text:span></text:p>
                                </text:list-item>
                                <text:list-item>
                                  <text:p text:style-name="P20"><text:span text:style-name="T144">地</text:span><text:span text:style-name="T140"> </text:span><text:span text:style-name="T152">↔</text:span><text:span text:style-name="T143">（</text:span><text:span text:style-name="T145">以西結</text:span><text:span text:style-name="T143">書 認定的</text:span><text:span text:style-name="T140">）</text:span><text:span text:style-name="T144">荒廢之地</text:span><text:span text:style-name="T14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4">第30節</text:span>。</text:p>
                          <text:list>
                            <text:list-item>
                              <text:p text:style-name="P22">人子阿，你本國的子民，在牆垣旁邊，在房屋門口談論你，弟兄對弟兄彼此說：『來吧，聽聽有什麼話從耶和華而出』，他們來到你的這裡如同民來聚會，坐在你面前彷彿是我的民，<text:span text:style-name="T166">他們</text:span>聽你的話卻不去行，因為他們的<text:span text:style-name="T166">口</text:span>多顯<text:span text:style-name="T166">愛</text:span>情，<text:span text:style-name="T166">心</text:span>卻追隨<text:span text:style-name="T166">財</text:span>利，他們看你如善於奏樂，聲音幽雅之人所唱的雅歌，他們聽你的話卻不去行。</text:p>
                              <text:list>
                                <text:list-item>
                                  <text:p text:style-name="P22"><text:span text:style-name="T169">人子 </text:span><text:span text:style-name="T240">↔</text:span><text:span text:style-name="T169">（基督教 認定的）</text:span><text:span text:style-name="T90">先知</text:span><text:span text:style-name="T169">。</text:span></text:p>
                                </text:list-item>
                                <text:list-item>
                                  <text:p text:style-name="P8">本國 <text:span text:style-name="T193">↔</text:span> 人類文明。</text:p>
                                </text:list-item>
                                <text:list-item>
                                  <text:p text:style-name="P22"><text:span text:style-name="T91">子民</text:span><text:span text:style-name="T92"> </text:span><text:span text:style-name="T244">↔</text:span><text:span text:style-name="T92">（生存、生活 在 人類文明的）國民群、領導層、所有個體。</text:span></text:p>
                                </text:list-item>
                                <text:list-item>
                                  <text:p text:style-name="P35"><text:span text:style-name="T89">聽聽</text:span><text:span text:style-name="T92"> </text:span><text:span text:style-name="T244">↔</text:span><text:span text:style-name="T92"> </text:span><text:span text:style-name="T114">監視、監控、偷窺、竊聽、入侵。</text:span></text:p>
                                  <text:list>
                                    <text:list-item>
                                      <text:p text:style-name="P46">明顯例子，稜鏡計畫、竊聽風暴（電影）。</text:p>
                                    </text:list-item>
                                  </text:list>
                                </text:list-item>
                                <text:list-item>
                                  <text:p text:style-name="P47">（某一特定個體）坐在 你 面前 <text:span text:style-name="T245">↔</text:span><text:span text:style-name="T192">（啟示錄 認定的）</text:span><text:span text:style-name="T191">站在 婦人 面前。</text:span></text:p>
                                  <text:list>
                                    <text:list-item>
                                      <text:p text:style-name="P56">婦人 是（啟示錄第十二章的）婦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92">第</text:span><text:span text:style-name="T27">33</text:span><text:span text:style-name="T90">節。</text:span></text:p>
                          <text:list>
                            <text:list-item>
                              <text:p text:style-name="P42"><text:span text:style-name="T166">看哪，所說的話</text:span>快<text:span text:style-name="T166">要</text:span>應驗，<text:span text:style-name="T166">應驗了</text:span>，他們就知道，在他們中間有了先知。</text:p>
                              <text:list>
                                <text:list-item>
                                  <text:p text:style-name="P22"><text:span text:style-name="T113">所說的話</text:span><text:span text:style-name="T120"> </text:span><text:span text:style-name="T157">↔</text:span><text:span text:style-name="T120">（基督教 認定的）末日審判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<text:bookmark-start text:name="第34章"/><text:span text:style-name="T121">第</text:span><text:span text:style-name="T98">3</text:span><text:span text:style-name="T99">4</text:span><text:span text:style-name="T122">章</text:span><text:bookmark-end text:name="第34章"/><text:span text:style-name="T122">。</text:span></text:p>
                  <text:list>
                    <text:list-item>
                      <text:p text:style-name="P22"><text:span text:style-name="T123">以色列 </text:span><text:span text:style-name="T158">↔</text:span><text:span text:style-name="T123"> 人類</text:span><text:span text:style-name="T122">、人類文明</text:span><text:span text:style-name="T123">。</text:span></text:p>
                      <text:list>
                        <text:list-item>
                          <text:p text:style-name="P22"><text:span text:style-name="T123">第</text:span><text:span text:style-name="T100">1</text:span><text:span text:style-name="T123">節。</text:span></text:p>
                          <text:list>
                            <text:list-item>
                              <text:p text:style-name="P1"><text:span text:style-name="T138">耶和華的話臨到我說：『</text:span><text:span text:style-name="T167">人子阿，你要向以色列的牧人發預言，攻擊他們，說</text:span><text:span text:style-name="T138">：＂</text:span><text:span text:style-name="T174">主耶和華如此說</text:span><text:span text:style-name="T138">：「</text:span><text:span text:style-name="T176">禍哉，以色列的牧人只知道牧養自己，牧人豈不當牧養群羊嗎？你們吃脂油、穿羊毛、宰肥壯的。有瘦弱的，你們沒有養壯。有生病的，你們沒有把他醫治好。有受傷的羊，你們沒有把他纏裹傷口。有被放逐的，你們沒有想辦法去把他們領回來。有已經失喪的，你們沒有去把他尋找回來。但是你們只用強暴嚴嚴地轄制他們而已。我的羊因為沒有牧人，羊就分散了。既分散了，便做了一切野獸的食物。我的羊在諸山之間、在各高岡上流離失所，在全地上分散，無人去尋，無人去找。所以你們這些牧人要聽耶和華的話，主耶和華說</text:span><text:span text:style-name="T138">：’</text:span><text:span text:style-name="T178">我指著我的永生起誓，我的羊因為沒有牧人就成為掠物，也做了一切野獸的食物，而我的牧羊人不尋找我的羊。這些牧人只知牧養自己，並不牧養我的羊。所以你們這些牧人要聽耶和華的話，主耶和華如此說</text:span><text:span text:style-name="T138">：｢ </text:span><text:span text:style-name="T179">我必與牧羊人為敵，必向他們的手追討我的羊，使他們不再牧放群羊，牧人也不再牧養自己。我必救我的羊脫離他們這些壞牧人的口，不再作他們的食物</text:span><text:span text:style-name="T138">｣ ’</text:span><text:span text:style-name="T139">。</text:span><text:span text:style-name="T177">主耶和華如此說</text:span><text:span text:style-name="T138">：’</text:span><text:span text:style-name="T178">看哪，我必親自尋找我的羊，牧人在羊群四散的日子怎樣尋找他的羊，我必照樣尋找我的羊。這些羊在密雲黑暗的日子四散到各處，我必從他們四散各處那裡救回他們來，我必從萬民中領出他們來，從各國內聚集他們來，引導他們歸回故土，也必在以色列山上，還有一切的溪水旁邊，境內一切可居之處，牧養他們。我必在美好的草場牧養他們，他們的羊圈必在以色列高處的山上，他們必在佳美之圈當中躺臥，也在以色列山肥美的草場吃草。</text:span><text:span text:style-name="T138"> ’。</text:span><text:span text:style-name="T176">主耶和華說</text:span><text:span text:style-name="T138">：’</text:span><text:span text:style-name="T178">我必親自作我羊的牧人，使他們得以躺臥。失喪的，我必尋找。被逐的，我必領回。受傷的，我必纏裹。有病的，我必醫治。只是肥壯的，我必除滅。也要秉公牧養他們</text:span><text:span text:style-name="T138"> ’」＂』。</text:span></text:p>
                              <text:list>
                                <text:list-item>
                                  <text:p text:style-name="P48">耶和華 <text:span text:style-name="T193">↔</text:span>（人類 認定的）神。</text:p>
                                </text:list-item>
                                <text:list-item>
                                  <text:p text:style-name="P22"><text:span text:style-name="T123">人子 </text:span><text:span text:style-name="T158">↔</text:span><text:span text:style-name="T123">（基督教 認定的）</text:span><text:span text:style-name="T120">先知</text:span><text:span text:style-name="T123">。</text:span></text:p>
                                </text:list-item>
                                <text:list-item>
                                  <text:p text:style-name="P22"><text:span text:style-name="T123">以色列 </text:span><text:span text:style-name="T158">↔</text:span><text:span text:style-name="T123"> 人類</text:span><text:span text:style-name="T122">、人類文明</text:span><text:span text:style-name="T123">。</text:span></text:p>
                                </text:list-item>
                                <text:list-item>
                                  <text:p text:style-name="P22"><text:span text:style-name="T123">牧人</text:span><text:span text:style-name="T122"> </text:span><text:span text:style-name="T159">↔</text:span><text:span text:style-name="T122">（生存、生活 在 人類文明的）領導層。</text:span></text:p>
                                </text:list-item>
                                <text:list-item>
                                  <text:p text:style-name="P22"><text:span text:style-name="T123">群羊 </text:span><text:span text:style-name="T158">↔</text:span><text:span text:style-name="T122">（生存、生活 在 人類文明的）國民群</text:span><text:span text:style-name="T123">。</text:span></text:p>
                                </text:list-item>
                                <text:list-item>
                                  <text:p text:style-name="P22"><text:span text:style-name="T123">脂油、羊毛 </text:span><text:span text:style-name="T158">↔</text:span><text:span text:style-name="T122">（生存、生活 在 人類文明的）國民群的 犧牲、付出、產出</text:span><text:span text:style-name="T123">。</text:span></text:p>
                                </text:list-item>
                                <text:list-item>
                                  <text:p text:style-name="P48">沒有養壯、沒有把他醫治好 <text:span text:style-name="T193">↔</text:span> 食物分配不均、醫療資源不均、沒有均衡保障。</text:p>
                                  <text:list>
                                    <text:list-item>
                                      <text:p text:style-name="P48">明顯例子，有錢 丟棄食物、高頻健檢，沒錢 沒食餓死、生病等死。</text:p>
                                      <text:list>
                                        <text:list-item>
                                          <text:p text:style-name="P48">錢、金融系統 自然而然、理所當然 產生 該現象。</text:p>
                                        </text:list-item>
                                        <text:list-item>
                                          <text:p text:style-name="P22"><text:span text:style-name="T123">只要能夠 囤積、交易、壟斷，自然而然、理所當然 產生</text:span><text:span text:style-name="T100"> </text:span><text:span text:style-name="T101">82</text:span><text:span text:style-name="T124">法則 現象。</text:span></text:p>
                                          <text:list>
                                            <text:list-item>
                                              <text:p text:style-name="P22"><text:span text:style-name="T124">明顯例子，錢</text:span><text:span text:style-name="T102"> </text:span><text:span text:style-name="T123">能夠 囤積、交易、壟斷</text:span><text:span text:style-name="T124">。</text:span></text:p>
                                            </text:list-item>
                                            <text:list-item>
                                              <text:p text:style-name="P22"><text:span text:style-name="T124">明顯例子，錢</text:span><text:span text:style-name="T101">，</text:span><text:span text:style-name="T102">20%（以下）的個體 收集、囤積 80%（以上）的錢</text:span><text:span text:style-name="T124">。</text:span></text:p>
                                            </text:list-item>
                                            <text:list-item>
                                              <text:p text:style-name="P49">明顯例子，錢 能夠 交易。</text:p>
                                            </text:list-item>
                                            <text:list-item>
                                              <text:p text:style-name="P49">明顯例子，錢的 發行、印刷 被壟斷。</text:p>
                                            </text:list-item>
                                            <text:list-item>
                                              <text:p text:style-name="P49">假定，某一特定個體 自己 發行、印刷 錢。</text:p>
                                            </text:list-item>
                                            <text:list-item>
                                              <text:p text:style-name="P49">該個體 會被 抓捕、判刑、刑罰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8">均衡保障 的 明顯例子，所有個體的 飲食保障、健康保障、資源保障。</text:p>
                                      <text:list>
                                        <text:list-item>
                                          <text:p text:style-name="P48">明顯例子，保障 飲食、健康。</text:p>
                                          <text:list>
                                            <text:list-item>
                                              <text:p text:style-name="P48">國民群 不用 為了 食物、健康，奔波、勞累、分散專注力。</text:p>
                                            </text:list-item>
                                            <text:list-item>
                                              <text:p text:style-name="P48">國民群 不用 浪費時間在 尋找、尋求 食物、健康。</text:p>
                                            </text:list-item>
                                            <text:list-item>
                                              <text:p text:style-name="P48">國民群 不用 擔心 沒有下一頓飯、沒有錢看醫生、要拼命賺錢。</text:p>
                                            </text:list-item>
                                            <text:list-item>
                                              <text:p text:style-name="P48">國民群 不用 浪費精力在 感受到 挨餓、病痛、擔心、受怕、恐懼。</text:p>
                                            </text:list-item>
                                            <text:list-item>
                                              <text:p text:style-name="P48">國民群 不再只能 為自己努力、只看得到當下、只能感受眼前事物。</text:p>
                                            </text:list-item>
                                            <text:list-item>
                                              <text:p text:style-name="P48">國民群 不再感受到，為了 生存、生活 而 出現的，壓迫、壓力。</text:p>
                                            </text:list-item>
                                            <text:list-item>
                                              <text:p text:style-name="P48">國民群 能夠 全心全力 維持、提升、昇華 道、德、個體、文明。</text:p>
                                            </text:list-item>
                                            <text:list-item>
                                              <text:p text:style-name="P48">國民群 能夠 全心全力 維持、提升、昇華 文明層級、文明程度。</text:p>
                                            </text:list-item>
                                            <text:list-item>
                                              <text:p text:style-name="P48">國民群 能夠 為群體努力、放眼未來、感受一切的一切。</text:p>
                                            </text:list-item>
                                            <text:list-item>
                                              <text:p text:style-name="P48">明顯例子，細胞個體 能夠 全心全力 維持、提升、昇華 人體。</text:p>
                                            </text:list-item>
                                            <text:list-item>
                                              <text:p text:style-name="P48">明顯例子，細胞個體 越不幫人體，越降低、越退化 人體。</text:p>
                                            </text:list-item>
                                            <text:list-item>
                                              <text:p text:style-name="P48">明顯例子，細胞個體 越不幫人體、道越高、德越低，人體 越不健康。</text:p>
                                            </text:list-item>
                                            <text:list-item>
                                              <text:p text:style-name="P48">明顯例子，人體 越不健康，細胞個體 越痛苦、越感受到壓迫。</text:p>
                                            </text:list-item>
                                            <text:list-item>
                                              <text:p text:style-name="P22"><text:span text:style-name="T123">人體 越不健康 的 明顯例子，</text:span><text:span text:style-name="T103">工作細胞Black</text:span><text:span text:style-name="T123">。</text:span></text:p>
                                            </text:list-item>
                                            <text:list-item>
                                              <text:p text:style-name="P48">明顯例子，細胞個體 越幫人體，越維持、越提升、越昇華 人體。</text:p>
                                            </text:list-item>
                                            <text:list-item>
                                              <text:p text:style-name="P48">明顯例子，細胞個體 越幫人體、道德均衡發展、共生，人體 越健康。</text:p>
                                            </text:list-item>
                                            <text:list-item>
                                              <text:p text:style-name="P48">明顯例子，人體 越健康，細胞個體 越有活力、越感受到自由。</text:p>
                                            </text:list-item>
                                            <text:list-item>
                                              <text:p text:style-name="P48">人體 越健康 的 明顯例子，工作細胞。</text:p>
                                            </text:list-item>
                                            <text:list-item>
                                              <text:p text:style-name="P22"><text:span text:style-name="T123">細胞個體 </text:span><text:span text:style-name="T160">↔</text:span><text:span text:style-name="T125"> 國民群、領導層、所有個體。</text:span></text:p>
                                            </text:list-item>
                                            <text:list-item>
                                              <text:p text:style-name="P22"><text:span text:style-name="T123">人體 </text:span><text:span text:style-name="T160">↔</text:span><text:span text:style-name="T125"> 文明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8">均衡保障 的 明顯例子，使用 指標 判定 資源分配。</text:p>
                                      <text:list>
                                        <text:list-item>
                                          <text:p text:style-name="P48">明顯例子，食物，假定，使用 年齡指標。</text:p>
                                          <text:list>
                                            <text:list-item>
                                              <text:p text:style-name="P22"><text:span text:style-name="T123">在 某一特定年齡</text:span><text:span text:style-name="T100"> </text:span><text:span text:style-name="T123">區間、範圍，擁有 相同的 資源。</text:span></text:p>
                                            </text:list-item>
                                            <text:list-item>
                                              <text:p text:style-name="P22"><text:span text:style-name="T123">年齡</text:span><text:span text:style-name="T100"> </text:span><text:span text:style-name="T123">區間、範圍 的 明顯例子，</text:span><text:span text:style-name="T104">1 ~ 10000 </text:span><text:span text:style-name="T126">歲。</text:span></text:p>
                                            </text:list-item>
                                            <text:list-item>
                                              <text:p text:style-name="P22"><text:span text:style-name="T123">假定，某一特定物種 在 </text:span><text:span text:style-name="T104">1 ~ 10000 </text:span><text:span text:style-name="T126">歲，</text:span><text:span text:style-name="T180">（假定，使用 定期、不定期、週期性 非監督式學習 得知 當下的當下）</text:span><text:span text:style-name="T126">維持、提升 健康 所需食物 是，每天</text:span><text:span text:style-name="T104"> 熱量 </text:span><text:span text:style-name="T105">10000 ~ </text:span><text:span text:style-name="T106">20000 </text:span><text:span text:style-name="T105">大卡</text:span><text:span text:style-name="T126">。</text:span><text:span text:style-name="T180">（不同 外在環境 有機率有 不同的 熱量 範圍、平均值、標準差）</text:span></text:p>
                                            </text:list-item>
                                            <text:list-item>
                                              <text:p text:style-name="P22"><text:span text:style-name="T100">假定，該物種的 某一特定個體 在 </text:span><text:span text:style-name="T104">1 ~ 10000 </text:span><text:span text:style-name="T126">歲。</text:span></text:p>
                                            </text:list-item>
                                            <text:list-item>
                                              <text:p text:style-name="P22"><text:span text:style-name="T126">該個體 每天 獲得</text:span><text:span text:style-name="T104"> 熱量 </text:span><text:span text:style-name="T105">10000 </text:span><text:span text:style-name="T106">~ 20000 </text:span><text:span text:style-name="T105">大卡</text:span><text:span text:style-name="T127">的 健康飲食</text:span><text:span text:style-name="T126">。</text:span></text:p>
                                            </text:list-item>
                                            <text:list-item>
                                              <text:p text:style-name="P41"><text:span text:style-name="T126">該個體 可以獲得 至</text:span><text:span text:style-name="T104">少 </text:span><text:span text:style-name="T93">10000大卡，最多 20000大</text:span><text:span text:style-name="T113">卡的 健康飲食。</text:span></text:p>
                                            </text:list-item>
                                            <text:list-item>
                                              <text:p text:style-name="P50">想要 額外飲食、更多食物的 個體 能夠 自己去 爭取、努力、獲得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"><text:span text:style-name="T123">明顯例子，食物，假定，使用 年齡</text:span><text:span text:style-name="T100">、BM</text:span><text:span text:style-name="T107">I、疾病</text:span><text:span text:style-name="T128"> 複合型指標</text:span><text:span text:style-name="T123">。</text:span></text:p>
                                          <text:list>
                                            <text:list-item>
                                              <text:p text:style-name="P22"><text:span text:style-name="T128">複合型指標</text:span><text:span text:style-name="T123"> 的 明顯例子，</text:span><text:span text:style-name="T104">1 ~ 10000 </text:span><text:span text:style-name="T126">歲</text:span><text:span text:style-name="T104">，BMI 在 過瘦，有 厭食症</text:span><text:span text:style-name="T126">。</text:span></text:p>
                                            </text:list-item>
                                            <text:list-item>
                                              <text:p text:style-name="P22"><text:span text:style-name="T123">假定，某一特定物種 在 </text:span><text:span text:style-name="T104">1 ~ 10000 </text:span><text:span text:style-name="T126">歲</text:span><text:span text:style-name="T104">，BMI 在 過瘦，有 厭食症</text:span><text:span text:style-name="T126">，</text:span><text:span text:style-name="T180">（假定，使用 定期、不定期、週期性 非監督式學習 得知 當下的當下）</text:span><text:span text:style-name="T126">維持、提升 健康 所需食物 是，每天</text:span><text:span text:style-name="T104"> 熱量</text:span><text:span text:style-name="T108">1 </text:span><text:span text:style-name="T109">~ 2</text:span><text:span text:style-name="T108"> </text:span><text:span text:style-name="T105">大卡</text:span><text:span text:style-name="T126">。</text:span><text:span text:style-name="T180">（不同 外在環境 有機率有 不同的 熱量 範圍、平均值、標準差）</text:span></text:p>
                                            </text:list-item>
                                            <text:list-item>
                                              <text:p text:style-name="P22"><text:span text:style-name="T100">假定，該物種的 某一特定個體 在 </text:span><text:span text:style-name="T104">1 ~ 10000 </text:span><text:span text:style-name="T126">歲</text:span><text:span text:style-name="T104">，BMI 在 過瘦，有 厭食症</text:span><text:span text:style-name="T126">。</text:span></text:p>
                                            </text:list-item>
                                            <text:list-item>
                                              <text:p text:style-name="P22"><text:span text:style-name="T126">該個體 每天 獲得</text:span><text:span text:style-name="T104"> 熱量</text:span><text:span text:style-name="T105">1 </text:span><text:span text:style-name="T109">~ 2 </text:span><text:span text:style-name="T105">大卡</text:span><text:span text:style-name="T127">的 健康飲食</text:span><text:span text:style-name="T126">。</text:span></text:p>
                                            </text:list-item>
                                            <text:list-item>
                                              <text:p text:style-name="P50">想要 額外飲食、更多食物的 個體 能夠 自己去 爭取、努力、獲得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"><text:span text:style-name="T123">明顯例子，醫療，假定，使用 年齡</text:span><text:span text:style-name="T100">、BM</text:span><text:span text:style-name="T107">I、疾病、運動強度</text:span><text:span text:style-name="T128"> 複合型指標</text:span><text:span text:style-name="T12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8">把他們領回來、把他們尋找回來。</text:p>
                                  <text:list>
                                    <text:list-item>
                                      <text:p text:style-name="P48">明顯例子，導師制。</text:p>
                                      <text:list>
                                        <text:list-item>
                                          <text:p text:style-name="P66"><text:span text:style-name="T123">（導師制 的 描述在 </text:span><text:span text:style-name="T135">體制</text:span><text:span text:style-name="T123"> 文件群的 </text:span><text:span text:style-name="T135">導師制</text:span><text:span text:style-name="T123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<text:span text:style-name="T113">我的</text:span><text:span text:style-name="T123">羊、</text:span><text:span text:style-name="T113">我的</text:span><text:span text:style-name="T123">羊群 </text:span><text:span text:style-name="T158">↔</text:span><text:span text:style-name="T123"> 領受、擁有</text:span><text:span text:style-name="T129">（基督教 認定的）聖靈、聖靈印記 的 個體。</text:span></text:p>
                                  <text:list>
                                    <text:list-item>
                                      <text:p text:style-name="P22"><text:span text:style-name="T129">明顯例子，</text:span><text:span text:style-name="T123">領受、擁有</text:span><text:span text:style-name="T129">（基督教 認定的）聖靈、聖靈印記 的 人類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8">野獸 <text:span text:style-name="T193">↔</text:span> 錢、金融系統、拼命奔向物質享受。</text:p>
                                </text:list-item>
                                <text:list-item>
                                  <text:p text:style-name="P48">諸山、高岡 <text:span text:style-name="T193">↔</text:span><text:span text:style-name="T188">（</text:span><text:span text:style-name="T189">以賽亞</text:span><text:span text:style-name="T188">書 認定的</text:span><text:span text:style-name="T187">）</text:span><text:span text:style-name="T190">大</text:span><text:span text:style-name="T187">山小岡。</text:span></text:p>
                                </text:list-item>
                                <text:list-item>
                                  <text:p text:style-name="P48">流離失所 <text:span text:style-name="T193">↔</text:span> 渾渾噩噩、看不到未來、只看得到當下、一片散沙、喪失盼望。</text:p>
                                </text:list-item>
                                <text:list-item>
                                  <text:p text:style-name="P36"><text:span text:style-name="T146">全地 </text:span><text:span text:style-name="T154">↔</text:span><text:span text:style-name="T146"> </text:span><text:span text:style-name="T140">人</text:span><text:span text:style-name="T146">類文</text:span><text:span text:style-name="T147">明</text:span><text:span text:style-name="T143">、</text:span><text:span text:style-name="T146">所有</text:span><text:span text:style-name="T147">的</text:span><text:span text:style-name="T143">（</text:span><text:span text:style-name="T151">以賽亞</text:span><text:span text:style-name="T143">書 認定的</text:span><text:span text:style-name="T146">）</text:span><text:span text:style-name="T145">荒廢之地。</text:span></text:p>
                                </text:list-item>
                                <text:list-item>
                                  <text:p text:style-name="P22"><text:span text:style-name="T123">分散 </text:span><text:span text:style-name="T158">↔</text:span><text:span text:style-name="T123"> </text:span><text:span text:style-name="T130">遠離、冷漠、不在乎其他個體</text:span><text:span text:style-name="T123">。</text:span></text:p>
                                  <text:list>
                                    <text:list-item>
                                      <text:p text:style-name="P37"><text:span text:style-name="T123">明顯例子，</text:span><text:span text:style-name="T129">（基督教 認定的）</text:span><text:span text:style-name="T123">聖經</text:span><text:span text:style-name="T129"> 認定的，愛心 逐漸 冷淡。</text:span></text:p>
                                    </text:list-item>
                                    <text:list-item>
                                      <text:p text:style-name="P22"><text:span text:style-name="T123">明顯例子，智慧型手機，</text:span><text:span text:style-name="T130">人心 越來越 相互 遠離、冷漠、不在乎其他人</text:span><text:span text:style-name="T12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2"><text:span text:style-name="T123">牧羊人</text:span><text:span text:style-name="T122"> </text:span><text:span text:style-name="T159">↔</text:span><text:span text:style-name="T122">（生存、生活 在 人類文明的）領導層。</text:span></text:p>
                                </text:list-item>
                                <text:list-item>
                                  <text:p text:style-name="P22"><text:span text:style-name="T123">密雲黑暗的日子 </text:span><text:span text:style-name="T158">↔</text:span><text:span text:style-name="T129">（基督教 認定的）</text:span><text:span text:style-name="T131">末日審判</text:span><text:span text:style-name="T123">。</text:span></text:p>
                                </text:list-item>
                                <text:list-item>
                                  <text:p text:style-name="P22"><text:span text:style-name="T123">萬民</text:span><text:span text:style-name="T122"> </text:span><text:span text:style-name="T159">↔</text:span><text:span text:style-name="T122">（生存、生活 在 人類文明的）國民群</text:span><text:span text:style-name="T123">。</text:span></text:p>
                                </text:list-item>
                                <text:list-item>
                                  <text:p text:style-name="P22"><text:span text:style-name="T123">各國 </text:span><text:span text:style-name="T158">↔</text:span><text:span text:style-name="T122">（人類文明的）</text:span><text:span text:style-name="T123">所有的</text:span><text:span text:style-name="T129">（</text:span><text:span text:style-name="T123">人類</text:span><text:span text:style-name="T129"> 認定的）</text:span><text:span text:style-name="T123">國</text:span><text:span text:style-name="T132">家</text:span><text:span text:style-name="T123">。</text:span></text:p>
                                </text:list-item>
                                <text:list-item>
                                  <text:p text:style-name="P22"><text:span text:style-name="T123">故土</text:span><text:span text:style-name="T122"> </text:span><text:span text:style-name="T159">↔</text:span><text:span text:style-name="T122"> 人類物種 真正的、實際的 母國、家鄉</text:span><text:span text:style-name="T123">。</text:span></text:p>
                                </text:list-item>
                                <text:list-item>
                                  <text:p text:style-name="P22"><text:span text:style-name="T123">以色列山 </text:span><text:span text:style-name="T158">↔</text:span><text:span text:style-name="T123"> 人類</text:span><text:span text:style-name="T122">、人類文明 認定的 領土</text:span><text:span text:style-name="T123">。</text:span></text:p>
                                </text:list-item>
                                <text:list-item>
                                  <text:p text:style-name="P22"><text:span text:style-name="T113">我</text:span><text:span text:style-name="T123">羊 </text:span><text:span text:style-name="T158">↔</text:span><text:span text:style-name="T123"> 領受、擁有</text:span><text:span text:style-name="T129">（基督教 認定的）聖靈、聖靈印記 的 個體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129">第</text:span><text:span text:style-name="T110">17</text:span><text:span text:style-name="T129">節。</text:span></text:p>
                          <text:list>
                            <text:list-item>
                              <text:p text:style-name="P22"><text:span text:style-name="T129">我的羊群哪，論到你們，主耶和華如此說：『</text:span><text:span text:style-name="T168">我必在羊與羊中間，公綿羊與公山羊中間施行判斷。你們這些肥壯的羊，在美好的草場吃草還以為小事嗎？剩下的草，你們竟用蹄踐踏了；你們喝清水，剩下的水，你們竟用蹄攪渾了。至於我的羊，只得吃你們所踐踏的，喝你們所攪渾的</text:span><text:span text:style-name="T129">』，所以，主耶和華如此說：『</text:span><text:span text:style-name="T168">我必在肥羊和瘦羊中間施行判斷，因為你們用脅和肩擁擠一切瘦弱的，又用角牴觸，以致他們四散。所以，我必拯救我的羊群，不再作掠物。我也必在羊和羊的中間施行判斷</text:span><text:span text:style-name="T129">』。</text:span></text:p>
                              <text:list>
                                <text:list-item>
                                  <text:p text:style-name="P22"><text:span text:style-name="T129">我的羊</text:span><text:span text:style-name="T123"> </text:span><text:span text:style-name="T158">↔</text:span><text:span text:style-name="T123"> 領受、擁有</text:span><text:span text:style-name="T129">（基督教 認定的）聖靈、聖靈印記 的 個體。</text:span></text:p>
                                  <text:list>
                                    <text:list-item>
                                      <text:p text:style-name="P22"><text:span text:style-name="T129">明顯例子，</text:span><text:span text:style-name="T123">領受、擁有</text:span><text:span text:style-name="T129">（基督教 認定的）聖靈、聖靈印記 的 人類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2"><text:span text:style-name="T129">公綿羊、</text:span><text:span text:style-name="T123">瘦羊 </text:span><text:span text:style-name="T158">↔</text:span><text:span text:style-name="T129">（基督教 認定的）麥子。</text:span></text:p>
                                  <text:list>
                                    <text:list-item>
                                      <text:p text:style-name="P51">明顯例子，追求 精神文明、（基督教 認定的）屬靈 的 價值。</text:p>
                                    </text:list-item>
                                    <text:list-item>
                                      <text:p text:style-name="P51">明顯例子，認罪、悔改、不再犯罪、聽從聖靈、聽從聖靈的勸阻。</text:p>
                                      <text:list>
                                        <text:list-item>
                                          <text:p text:style-name="P52">明顯例子，認定自己有罪、認定一次得救不代表永遠得救、不要再犯罪。</text:p>
                                          <text:list>
                                            <text:list-item>
                                              <text:p text:style-name="P52">認定 自己有罪，才會 悔改。</text:p>
                                            </text:list-item>
                                            <text:list-item>
                                              <text:p text:style-name="P52">聖靈 幫助，生出 不會後悔的 勸阻、懊悔、悔改。</text:p>
                                            </text:list-item>
                                            <text:list-item>
                                              <text:p text:style-name="P52">不要讓 聖靈 傷心。</text:p>
                                            </text:list-item>
                                            <text:list-item>
                                              <text:p text:style-name="P52">他所行的義都不被記念，他必因所作的罪孽死亡。</text:p>
                                            </text:list-item>
                                            <text:list-item>
                                              <text:p text:style-name="P52">壞的 枝子，沒有 留存的必要。</text:p>
                                            </text:list-item>
                                            <text:list-item>
                                              <text:p text:style-name="P52">不要（再）犯罪。</text:p>
                                            </text:list-item>
                                            <text:list-item>
                                              <text:p text:style-name="P52">他所犯的一切罪必不被記念，他行了正直與合理的事，必定存活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<text:span text:style-name="T129">明顯例子，（基督教 認定的）</text:span><text:span text:style-name="T134">聖經。</text:span></text:p>
                                      <text:list>
                                        <text:list-item>
                                          <text:p text:style-name="P55">（基督教 認定的）聖經 是（基督教 認定的）舊約聖經、新約聖經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<text:span text:style-name="T129">公山羊</text:span><text:span text:style-name="T123"> </text:span><text:span text:style-name="T158">↔</text:span><text:span text:style-name="T129">（基督教 認定的）稗子。</text:span></text:p>
                                  <text:list>
                                    <text:list-item>
                                      <text:p text:style-name="P53">明顯例子，追求（人類 認定的）世俗、（基督教 認定的）屬世 的 價值。</text:p>
                                    </text:list-item>
                                    <text:list-item>
                                      <text:p text:style-name="P54">明顯例子，不認罪、不悔改、繼續犯罪、牴觸聖靈、不理會聖靈的勸阻。</text:p>
                                      <text:list>
                                        <text:list-item>
                                          <text:p text:style-name="P54">明顯例子，認定自己沒有罪、認定一次得救永遠得救、持續不斷犯罪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3">明顯例子，成功福音、恩典福音。</text:p>
                                    </text:list-item>
                                  </text:list>
                                </text:list-item>
                                <text:list-item>
                                  <text:p text:style-name="P48">肥羊 <text:span text:style-name="T193">↔</text:span> 弱肉強食、自私自利、爭權奪利。</text:p>
                                </text:list-item>
                                <text:list-item>
                                  <text:p text:style-name="P22"><text:span text:style-name="T123">瘦羊 </text:span><text:span text:style-name="T158">↔</text:span><text:span text:style-name="T123"> </text:span><text:span text:style-name="T133">德、無己、愛</text:span><text:span text:style-name="T123">。</text:span></text:p>
                                  <text:list>
                                    <text:list-item>
                                      <text:p text:style-name="P66"><text:span text:style-name="T123">（德</text:span><text:span text:style-name="T133">、無己、愛</text:span><text:span text:style-name="T123"> 的 描述在 </text:span><text:span text:style-name="T136">哲學</text:span><text:span text:style-name="T112"> (莊子)</text:span><text:span text:style-name="T111"> 文件群的 </text:span><text:span text:style-name="T112">神人</text:span><text:span text:style-name="T123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<text:bookmark-start text:name="第35章"/><text:span text:style-name="T28">第35</text:span><text:span text:style-name="T182">章</text:span><text:bookmark-end text:name="第35章"/><text:span text:style-name="T182">。</text:span></text:p>
                  <text:list>
                    <text:list-item>
                      <text:p text:style-name="P58">大衛 <text:span text:style-name="T193">↔</text:span><text:span text:style-name="T183">（基督教 認定的）彌賽亞</text:span>。</text:p>
                    </text:list-item>
                    <text:list-item>
                      <text:p text:style-name="P58">領袖 <text:span text:style-name="T193">↔</text:span><text:span text:style-name="T183">（基督教 認定的）彌賽亞</text:span>。</text:p>
                    </text:list-item>
                    <text:list-item>
                      <text:p text:style-name="P59">時雨 <text:span text:style-name="T193">↔</text:span><text:span text:style-name="T183">（傳道書 認定的）時 雨</text:span>。</text:p>
                    </text:list-item>
                    <text:list-item>
                      <text:p text:style-name="P60">新起的植物 <text:span text:style-name="T193">↔</text:span> 可以吃的 新起的植物。</text:p>
                      <text:list>
                        <text:list-item>
                          <text:p text:style-name="P60">素食。</text:p>
                        </text:list-item>
                      </text:list>
                    </text:list-item>
                    <text:list-item>
                      <text:p text:style-name="P61">耶和華 <text:span text:style-name="T193">↔</text:span>（人類 認定的）神。</text:p>
                    </text:list-item>
                  </text:list>
                </text:list-item>
                <text:list-item>
                  <text:p text:style-name="P62"><text:bookmark-start text:name="第36章"/><text:span text:style-name="T29">第3</text:span><text:span text:style-name="T30">6</text:span><text:span text:style-name="T182">章</text:span><text:bookmark-end text:name="第36章"/><text:span text:style-name="T182">。</text:span></text:p>
                  <text:list>
                    <text:list-item>
                      <text:p text:style-name="P63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5:54.036000000</dc:date>
    <meta:editing-duration>P16DT15H2M22S</meta:editing-duration>
    <meta:editing-cycles>15274</meta:editing-cycles>
    <meta:document-statistic meta:table-count="0" meta:image-count="0" meta:object-count="0" meta:page-count="1" meta:paragraph-count="397" meta:word-count="9574" meta:character-count="11141" meta:non-whitespace-character-count="10154"/>
  </office:meta>
</office:document-meta>
</file>